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EA000002128D63C35D934ABE9D.png" manifest:media-type="image/png"/>
  <manifest:file-entry manifest:full-path="Pictures/10000201000006EA000002125661E55CA39758A4.png" manifest:media-type="image/png"/>
  <manifest:file-entry manifest:full-path="Pictures/100002010000078A000002704AD6451F29A2E7B4.png" manifest:media-type="image/png"/>
  <manifest:file-entry manifest:full-path="Pictures/10000201000006EA0000021263DB902B6B82D6A3.png" manifest:media-type="image/png"/>
  <manifest:file-entry manifest:full-path="Pictures/10000201000006EA000002128BC5ACD8F9572B17.png" manifest:media-type="image/png"/>
  <manifest:file-entry manifest:full-path="Pictures/100000000000078000000438CF7016A057DEC205.jpg" manifest:media-type="image/jpeg"/>
  <manifest:file-entry manifest:full-path="Pictures/1000000000000780000004385360CB115ED2E78B.jpg" manifest:media-type="image/jpeg"/>
  <manifest:file-entry manifest:full-path="Pictures/10000000000007800000043826BCCE4E750F4E4D.jpg" manifest:media-type="image/jpeg"/>
  <manifest:file-entry manifest:full-path="Pictures/10000201000006EA000002122A3EB42FDE2E42B4.png" manifest:media-type="image/png"/>
  <manifest:file-entry manifest:full-path="Pictures/100002010000078A00000270E924B6813CC4FDEE.png" manifest:media-type="image/png"/>
  <manifest:file-entry manifest:full-path="Pictures/10000201000006EA00000212825BE2E5DEBCDBA1.png" manifest:media-type="image/png"/>
  <manifest:file-entry manifest:full-path="Pictures/100000000000078000000438FAFC619C134E3F68.jpg" manifest:media-type="image/jpeg"/>
  <manifest:file-entry manifest:full-path="Pictures/10000201000006EA000002121371608A63F7EA10.png" manifest:media-type="image/png"/>
  <manifest:file-entry manifest:full-path="Pictures/100002010000078A00000270609B63055AAE81E5.png" manifest:media-type="image/png"/>
  <manifest:file-entry manifest:full-path="Pictures/10000201000006EA00000212670436913E41D53B.png" manifest:media-type="image/png"/>
  <manifest:file-entry manifest:full-path="Pictures/10000201000006EA00000212C1462E75542368C1.png" manifest:media-type="image/png"/>
  <manifest:file-entry manifest:full-path="Pictures/10000000000007800000043883CC83DBB439B00C.jpg" manifest:media-type="image/jpeg"/>
  <manifest:file-entry manifest:full-path="Pictures/100000000000078000000438A514F2FA11432745.jpg" manifest:media-type="image/jpeg"/>
  <manifest:file-entry manifest:full-path="Pictures/10000201000006EA00000212ECF1497345E6E9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venir2" svg:font-family="Avenir"/>
    <style:font-face style:name="Avenir 051731" svg:font-family="'Avenir 05173'"/>
    <style:font-face style:name="Arial" svg:font-family="Arial" style:font-pitch="variable"/>
    <style:font-face style:name="Avenir1" svg:font-family="Avenir" style:font-pitch="variable"/>
    <style:font-face style:name="Avenir 05173" svg:font-family="'Avenir 05173'"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venir" svg:font-family="Avenir" style:font-family-generic="modern" style:font-pitch="variable"/>
    <style:font-face style:name="Liberation Sans3" svg:font-family="'Liberation Sans'" style:font-family-generic="modern" style:font-pitch="variable"/>
    <style:font-face style:name="Liberation Serif2" svg:font-family="'Liberation Serif'" style:font-family-generic="modern" style:font-pitch="variable"/>
    <style:font-face style:name="Avenir 051732" svg:font-family="'Avenir 05173'" style:font-family-generic="roman" style:font-pitch="variable"/>
    <style:font-face style:name="AvenirNext LT Pro Regular" svg:font-family="'AvenirNext LT Pro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venirNext LT Pro Regular1" svg:font-family="'AvenirNext LT Pro Regular'" style:font-family-generic="swiss" style:font-pitch="variable"/>
    <style:font-face style:name="Liberation Sans2"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graphic-properties draw:stroke="none" draw:fill="none" fo:min-height="4.978cm"/>
    </style:style>
    <style:style style:name="pr1"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pr2" style:family="presentation" style:parent-style-name="Title_20_Slide-notes">
      <style:graphic-properties draw:fill-color="#ffffff" fo:min-height="13.364cm"/>
    </style:style>
    <style:style style:name="pr3" style:family="presentation" style:parent-style-name="_31__5f_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4" style:family="presentation" style:parent-style-name="_31__5f_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_31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pr6" style:family="presentation" style:parent-style-name="_31__5f_Title_20_and_20_Content-notes">
      <style:graphic-properties draw:fill-color="#ffffff" fo:min-height="13.364cm"/>
    </style:style>
    <style:style style:name="pr7" style:family="presentation" style:parent-style-name="_33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_33__5f_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_33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pr10" style:family="presentation" style:parent-style-name="_33__5f_Title_20_and_20_Content-notes">
      <style:graphic-properties draw:fill-color="#ffffff" fo:min-height="13.364cm"/>
    </style:style>
    <style:style style:name="pr11" style:family="presentation" style:parent-style-name="_35__5f_Title_20_Slide-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2" style:family="paragraph">
      <loext:graphic-properties draw:fill="none" draw:fill-color="#ffffff"/>
      <style:paragraph-properties fo:text-align="start" style:font-independent-line-spacing="true"/>
      <style:text-properties fo:font-size="12pt" style:font-size-asian="14pt" style:font-size-complex="14pt"/>
    </style:style>
    <style:style style:name="P3" style:family="paragraph">
      <loext:graphic-properties draw:fill-color="#ffffff"/>
    </style:style>
    <style:style style:name="P4" style:family="paragraph">
      <style:paragraph-properties fo:margin-top="0cm" fo:margin-bottom="0cm" fo:line-height="9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9pt"/>
    </style:style>
    <style:style style:name="P8" style:family="paragraph">
      <style:paragraph-properties fo:margin-left="0cm" fo:margin-right="0cm" fo:margin-top="0.494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style>
    <style:style style:name="P10" style:family="paragraph">
      <loext:graphic-properties draw:fill="none"/>
    </style:style>
    <style:style style:name="T1" style:family="text">
      <style:text-properties fo:font-variant="normal" fo:text-transform="none" fo:color="#ffffff" style:text-line-through-style="none" style:text-line-through-type="none" style:text-position="0% 100%" style:font-name="Avenir 05173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2" style:family="text">
      <style:text-properties fo:text-transform="uppercase" fo:color="#000000" style:text-line-through-style="none" style:text-line-through-type="none" style:text-position="0% 100%"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 style:family="text">
      <style:text-properties fo:text-transform="uppercase" fo:color="#000000" style:text-line-through-style="none" style:text-line-through-type="none" style:text-position="0% 100%" style:font-name="AvenirNext LT Pro Regular1" fo:font-size="9pt" fo:letter-spacing="0.071cm"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venir 05173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5" style:family="text">
      <style:text-properties fo:text-transform="uppercase" fo:color="#000000" style:text-line-through-style="none" style:text-line-through-type="none" style:text-position="0% 100%" style:font-name="Avenir 05173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venirNext LT Pro Regular1" fo:font-size="9pt" fo:letter-spacing="0.071cm" fo:font-style="normal" style:text-underline-style="none" fo:font-weight="normal" style:font-size-asian="9pt" style:font-style-asian="normal" style:font-weight-asian="normal" style:font-name-complex="Arial1"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Date Placeholder 12" presentation:style-name="pr1" draw:text-style-name="P2" draw:layer="layout" svg:width="2.337cm" svg:height="1.013cm" svg:x="27.429cm" svg:y="17.205cm" presentation:class="date-time" presentation:user-transformed="true">
          <draw:text-box>
            <text:p text:style-name="P1"><text:span text:style-name="T1"><text:date style:data-style-name="D1" text:date-value="2019-08-13">8/13/19</text:date></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t e m i   O V E R V I E W" draw:style-name="dp1" draw:master-page-name="_31__5f_Title_20_and_20_Content">
        <draw:frame draw:name="Title 1" presentation:style-name="pr3" draw:text-style-name="P5" draw:layer="layout" svg:width="18.705cm" svg:height="1.635cm" svg:x="0.908cm" svg:y="0.873cm" presentation:class="title" presentation:user-transformed="true">
          <draw:text-box>
            <text:p text:style-name="P4"><text:span text:style-name="T2">Path plan node</text:span></text:p>
          </draw:text-box>
        </draw:frame>
        <draw:frame draw:name="Text Placeholder 2" presentation:style-name="pr4" draw:text-style-name="P7" draw:layer="layout" svg:width="6.386cm" svg:height="0.812cm" svg:x="0.968cm" svg:y="5.293cm" presentation:class="outline" presentation:user-transformed="true">
          <draw:text-box>
            <text:p text:style-name="P6"><text:span text:style-name="T3">Node overview</text:span></text:p>
          </draw:text-box>
        </draw:frame>
        <draw:frame draw:name="Text Placeholder 3" presentation:style-name="pr4" draw:text-style-name="P7" draw:layer="layout" svg:width="6.386cm" svg:height="0.812cm" svg:x="0.968cm" svg:y="7.674cm" presentation:class="outline" presentation:user-transformed="true">
          <draw:text-box>
            <text:p text:style-name="P6"><text:span text:style-name="T3">General flow on command</text:span></text:p>
          </draw:text-box>
        </draw:frame>
        <draw:frame draw:name="Text Placeholder 4" presentation:style-name="pr4" draw:text-style-name="P7" draw:layer="layout" svg:width="6.386cm" svg:height="0.812cm" svg:x="0.968cm" svg:y="10.095cm" presentation:class="outline" presentation:user-transformed="true">
          <draw:text-box>
            <text:p text:style-name="P6"><text:span text:style-name="T3"><text:s/></text:span><text:span text:style-name="T3">Pre-processing</text:span></text:p>
          </draw:text-box>
        </draw:frame>
        <draw:frame draw:name="Text Placeholder 5" presentation:style-name="pr4" draw:text-style-name="P7" draw:layer="layout" svg:width="6.386cm" svg:height="0.812cm" svg:x="8.972cm" svg:y="5.293cm" presentation:class="outline" presentation:user-transformed="true">
          <draw:text-box>
            <text:p text:style-name="P6"><text:span text:style-name="T3">Path calculation</text:span></text:p>
          </draw:text-box>
        </draw:frame>
        <draw:frame draw:name="Text Placeholder 6" presentation:style-name="pr4" draw:text-style-name="P7" draw:layer="layout" svg:width="6.386cm" svg:height="0.812cm" svg:x="8.972cm" svg:y="7.674cm" presentation:class="outline" presentation:user-transformed="true">
          <draw:text-box>
            <text:p text:style-name="P6"><text:span text:style-name="T3">Post processing</text:span></text:p>
          </draw:text-box>
        </draw:frame>
        <draw:frame draw:name="Date Placeholder 10" presentation:style-name="pr5" draw:text-style-name="P2" draw:layer="layout" svg:width="2.337cm" svg:height="1.013cm" svg:x="27.429cm" svg:y="17.205cm" presentation:class="date-time" presentation:user-transformed="true">
          <draw:text-box>
            <text:p text:style-name="P1"><text:span text:style-name="T4"><text:date style:data-style-name="D1" text:date-value="2019-08-13">8/13/19</text:date></text:span></text:p>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TEXT  TITLE" draw:style-name="dp1" draw:master-page-name="_33__5f_Title_20_and_20_Content">
        <draw:frame draw:name="Title 1" presentation:style-name="pr7" draw:text-style-name="P5" draw:layer="layout" svg:width="18.705cm" svg:height="1.635cm" svg:x="0.908cm" svg:y="0.873cm" presentation:class="title" presentation:user-transformed="true">
          <draw:text-box>
            <text:p text:style-name="P4"><text:span text:style-name="T5">Node overview</text:span></text:p>
          </draw:text-box>
        </draw:frame>
        <draw:frame draw:name="Text Placeholder 4" presentation:style-name="pr8" draw:text-style-name="P7" draw:layer="layout" svg:width="14.235cm" svg:height="0.812cm" svg:x="0.968cm" svg:y="5.925cm" presentation:class="outline" presentation:user-transformed="true">
          <draw:text-box>
            <text:list text:style-name="L3">
              <text:list-item>
                <text:p>Three core algorithms: Dijekstra path calculation, simplifyPath and Weighted Bezier Curves.</text:p>
              </text:list-item>
              <text:list-item>
                <text:p>Key behaviours: Attraction-map planning, Regular-map planning and backward planning. These behaviours can be combined together (serial or parallel) on demand.</text:p>
              </text:list-item>
            </text:list>
          </draw:text-box>
        </draw:frame>
        <draw:frame draw:name="Text Placeholder 5" presentation:style-name="pr8" draw:text-style-name="P7" draw:layer="layout" svg:width="14.235cm" svg:height="8.7cm" svg:x="0.968cm" svg:y="7.301cm" presentation:class="outline" presentation:user-transformed="true">
          <draw:text-box>
            <text:p text:style-name="P8"><text:span text:style-name="T6"/></text:p>
            <text:p text:style-name="P8"><text:span text:style-name="T6"/></text:p>
          </draw:text-box>
        </draw:frame>
        <draw:frame draw:name="Text Placeholder 18" presentation:style-name="pr8" draw:text-style-name="P7" draw:layer="layout" svg:width="14.235cm" svg:height="8.7cm" svg:x="17.559cm" svg:y="7.301cm" presentation:class="outline" presentation:user-transformed="true">
          <draw:text-box>
            <text:p text:style-name="P8"><text:span text:style-name="T6"/></text:p>
            <text:p text:style-name="P8"><text:span text:style-name="T6"/></text:p>
            <text:p text:style-name="P8"><text:span text:style-name="T6"/></text:p>
          </draw:text-box>
        </draw:frame>
        <draw:frame draw:name="Date Placeholder 37" presentation:style-name="pr9" draw:text-style-name="P2" draw:layer="layout" svg:width="2.337cm" svg:height="1.013cm" svg:x="27.429cm" svg:y="17.205cm" presentation:class="date-time" presentation:user-transformed="true">
          <draw:text-box>
            <text:p text:style-name="P1"><text:span text:style-name="T4"><text:date style:data-style-name="D1" text:date-value="2019-08-13">8/13/19</text:date></text:span></text:p>
          </draw:text-box>
        </draw:frame>
        <draw:frame draw:style-name="gr2" draw:text-style-name="P9" draw:layer="layout" svg:width="0.502cm" svg:height="1.187cm" svg:x="5.08cm" svg:y="12.7cm">
          <draw:text-box>
            <text:p/>
          </draw:text-box>
        </draw:frame>
        <draw:frame draw:style-name="gr3" draw:text-style-name="P10" draw:layer="layout" svg:width="14.732cm" svg:height="5.228cm" svg:x="17.526cm" svg:y="6.003cm">
          <draw:text-box>
            <text:list text:style-name="L3">
              <text:list-item>
                <text:p>Planing scopes: Local planner – responsive and more accurate (map resolution-wise) planner. Global planner – finds the globally optimal path given an obstacle map and a goal to reach.</text:p>
              </text:list-item>
              <text:list-item>
                <text:p>Synchronization is carried out using a state machine.</text:p>
              </text:list-item>
            </text:list>
          </draw:text-box>
        </draw:frame>
        <presentation:notes draw:style-name="dp2">
          <draw:page-thumbnail draw:style-name="gr1" draw:layer="layout" svg:width="19.798cm" svg:height="11.136cm" svg:x="0.6cm" svg:y="2.257cm" draw:page-number="3" presentation:class="page"/>
          <draw:frame presentation:style-name="pr10" draw:text-style-name="P3" draw:layer="layout" svg:width="16.799cm" svg:height="13.364cm" svg:x="2.1cm" svg:y="14.107cm" presentation:class="notes" presentation:placeholder="true">
            <draw:text-box/>
          </draw:frame>
        </presentation:notes>
      </draw:page>
      <draw:page draw:name="page4" draw:style-name="dp1" draw:master-page-name="_33__5f_Title_20_and_20_Content">
        <draw:frame draw:name="Title 1" presentation:style-name="pr7" draw:text-style-name="P5" draw:layer="layout" svg:width="18.705cm" svg:height="1.635cm" svg:x="0.908cm" svg:y="0.873cm" presentation:class="title" presentation:user-transformed="true">
          <draw:text-box>
            <text:p text:style-name="P4"><text:span text:style-name="T5">On command</text:span></text:p>
          </draw:text-box>
        </draw:frame>
        <draw:frame draw:name="Text Placeholder 4" presentation:style-name="pr8" draw:text-style-name="P7" draw:layer="layout" svg:width="14.235cm" svg:height="0.812cm" svg:x="0.968cm" svg:y="5.925cm" presentation:class="outline" presentation:user-transformed="true">
          <draw:text-box>
            <text:list text:style-name="L3">
              <text:list-item>
                <text:p>Wanted behaviour is set (e.g. calculate a global path on the attraction map.)</text:p>
              </text:list-item>
              <text:list-item>
                <text:p>The node waits for a fresh local map to arrive.</text:p>
              </text:list-item>
              <text:list-item>
                <text:p>Relevant map is computed. At this stage <text:s/>the data from global map (the output of the Navigation Map node) and local map is parsed and combined together.</text:p>
              </text:list-item>
              <text:list-item>
                <text:p>The relevant planner is chosen and assigned with the starting point and the goal represented on it’s corresponding frame (/map frame or /local_map)</text:p>
                <text:p/>
              </text:list-item>
              <text:list-item>
                <text:p/>
              </text:list-item>
            </text:list>
          </draw:text-box>
        </draw:frame>
        <draw:frame draw:name="Text Placeholder 5" presentation:style-name="pr8" draw:text-style-name="P7" draw:layer="layout" svg:width="14.235cm" svg:height="8.7cm" svg:x="0.968cm" svg:y="7.301cm" presentation:class="outline" presentation:user-transformed="true">
          <draw:text-box>
            <text:p text:style-name="P8"><text:span text:style-name="T6"/></text:p>
            <text:p text:style-name="P8"><text:span text:style-name="T6"/></text:p>
          </draw:text-box>
        </draw:frame>
        <draw:frame draw:name="Text Placeholder 18" presentation:style-name="pr8" draw:text-style-name="P7" draw:layer="layout" svg:width="14.235cm" svg:height="8.7cm" svg:x="17.559cm" svg:y="7.301cm" presentation:class="outline" presentation:user-transformed="true">
          <draw:text-box>
            <text:p text:style-name="P8"><text:span text:style-name="T6"/></text:p>
            <text:p text:style-name="P8"><text:span text:style-name="T6"/></text:p>
            <text:p text:style-name="P8"><text:span text:style-name="T6"/></text:p>
          </draw:text-box>
        </draw:frame>
        <draw:frame draw:name="Date Placeholder 37" presentation:style-name="pr9" draw:text-style-name="P2" draw:layer="layout" svg:width="2.337cm" svg:height="1.013cm" svg:x="27.429cm" svg:y="17.205cm" presentation:class="date-time" presentation:user-transformed="true">
          <draw:text-box>
            <text:p text:style-name="P1"><text:span text:style-name="T4"><text:date style:data-style-name="D1" text:date-value="2019-08-13">8/13/19</text:date></text:span></text:p>
          </draw:text-box>
        </draw:frame>
        <draw:frame draw:style-name="gr2" draw:text-style-name="P9" draw:layer="layout" svg:width="0.502cm" svg:height="1.187cm" svg:x="5.08cm" svg:y="12.7cm">
          <draw:text-box>
            <text:p/>
          </draw:text-box>
        </draw:frame>
        <draw:frame draw:name="Text Placeholder 4" presentation:style-name="pr8" draw:text-style-name="P7" draw:layer="layout" svg:width="14.235cm" svg:height="0.812cm" svg:x="17.515cm" svg:y="6.046cm" presentation:class="outline" presentation:user-transformed="true">
          <draw:text-box>
            <text:list text:style-name="L3">
              <text:list-item>
                <text:p>Path is calculated and post-processed.</text:p>
              </text:list-item>
              <text:list-item>
                <text:p>If path calculation and processing succeeded (woohoo!) the solution path is sent to the Robot Manager. Otherwise, and empty path is sent.</text:p>
              </text:list-item>
              <text:list-item>
                <text:p>The state machine proceeds to ExecutingGoto state.</text:p>
              </text:list-item>
              <text:list-item>
                <text:p>When the goal is achieved, an idle command is sent from the Robot Manager, the node cleans itself up (paths and goal are reset and so on) and continues to Idle state.</text:p>
              </text:list-item>
            </text:list>
          </draw:text-box>
        </draw:frame>
        <presentation:notes draw:style-name="dp2">
          <draw:page-thumbnail draw:style-name="gr1" draw:layer="layout" svg:width="19.798cm" svg:height="11.136cm" svg:x="0.6cm" svg:y="2.257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_33__5f_Title_20_and_20_Content">
        <draw:frame draw:name="Title 1" presentation:style-name="pr7" draw:text-style-name="P5" draw:layer="layout" svg:width="18.705cm" svg:height="1.635cm" svg:x="0.908cm" svg:y="0.873cm" presentation:class="title" presentation:user-transformed="true">
          <draw:text-box>
            <text:p text:style-name="P4"><text:span text:style-name="T5">Pre processing</text:span></text:p>
          </draw:text-box>
        </draw:frame>
        <draw:frame draw:name="Text Placeholder 4" presentation:style-name="pr8" draw:text-style-name="P7" draw:layer="layout" svg:width="14.235cm" svg:height="0.812cm" svg:x="0.968cm" svg:y="5.925cm" presentation:class="outline" presentation:user-transformed="true">
          <draw:text-box>
            <text:list text:style-name="L3">
              <text:list-item>
                <text:p>Data from the global map and local map is parsed.</text:p>
              </text:list-item>
              <text:list-item>
                <text:p>Attraction-map is created using the already known visited areas of the global map. Obstacles on the boundaries of the visited areas are inserted and dilated as requested.</text:p>
              </text:list-item>
              <text:list-item>
                <text:p>Local map obstacles are augmented upon the global map.</text:p>
              </text:list-item>
            </text:list>
          </draw:text-box>
        </draw:frame>
        <draw:frame draw:name="Text Placeholder 5" presentation:style-name="pr8" draw:text-style-name="P7" draw:layer="layout" svg:width="14.235cm" svg:height="8.7cm" svg:x="0.968cm" svg:y="7.301cm" presentation:class="outline" presentation:user-transformed="true">
          <draw:text-box>
            <text:p text:style-name="P8"><text:span text:style-name="T6"/></text:p>
            <text:p text:style-name="P8"><text:span text:style-name="T6"/></text:p>
          </draw:text-box>
        </draw:frame>
        <draw:frame draw:name="Text Placeholder 18" presentation:style-name="pr8" draw:text-style-name="P7" draw:layer="layout" svg:width="14.235cm" svg:height="8.7cm" svg:x="17.559cm" svg:y="7.301cm" presentation:class="outline" presentation:user-transformed="true">
          <draw:text-box>
            <text:p text:style-name="P8"><text:span text:style-name="T6"/></text:p>
            <text:p text:style-name="P8"><text:span text:style-name="T6"/></text:p>
            <text:p text:style-name="P8"><text:span text:style-name="T6"/></text:p>
          </draw:text-box>
        </draw:frame>
        <draw:frame draw:name="Date Placeholder 37" presentation:style-name="pr9" draw:text-style-name="P2" draw:layer="layout" svg:width="2.337cm" svg:height="1.013cm" svg:x="27.429cm" svg:y="17.205cm" presentation:class="date-time" presentation:user-transformed="true">
          <draw:text-box>
            <text:p text:style-name="P1"><text:span text:style-name="T4"><text:date style:data-style-name="D1" text:date-value="2019-08-13">8/13/19</text:date></text:span></text:p>
          </draw:text-box>
        </draw:frame>
        <draw:frame draw:style-name="gr2" draw:text-style-name="P9" draw:layer="layout" svg:width="0.502cm" svg:height="1.187cm" svg:x="5.08cm" svg:y="12.7cm">
          <draw:text-box>
            <text:p/>
          </draw:text-box>
        </draw:frame>
        <draw:frame draw:name="Text Placeholder 4" presentation:style-name="pr8" draw:text-style-name="P7" draw:layer="layout" svg:width="14.235cm" svg:height="0.812cm" svg:x="17.515cm" svg:y="6.046cm" presentation:class="outline" presentation:user-transformed="true">
          <draw:text-box>
            <text:list text:style-name="L3">
              <text:list-item>
                <text:p>Map procedures are done mainly by the MapManager class.</text:p>
              </text:list-item>
              <text:list-item>
                <text:p>Goal and start point are tf’ed to the relevant planning scope based on the planner implementation of "tramsformPoseToPlannerFrame" method.</text:p>
              </text:list-item>
            </text:list>
          </draw:text-box>
        </draw:frame>
        <presentation:notes draw:style-name="dp2">
          <draw:page-thumbnail draw:style-name="gr1" draw:layer="layout" svg:width="19.798cm" svg:height="11.136cm" svg:x="0.6cm" svg:y="2.257cm" draw:page-number="5" presentation:class="page"/>
          <draw:frame presentation:style-name="pr10" draw:text-style-name="P3" draw:layer="layout" svg:width="16.799cm" svg:height="13.364cm" svg:x="2.1cm" svg:y="14.107cm" presentation:class="notes" presentation:placeholder="true">
            <draw:text-box/>
          </draw:frame>
        </presentation:notes>
      </draw:page>
      <draw:page draw:name="page6" draw:style-name="dp1" draw:master-page-name="_33__5f_Title_20_and_20_Content">
        <draw:frame draw:name="Title 1" presentation:style-name="pr7" draw:text-style-name="P5" draw:layer="layout" svg:width="18.705cm" svg:height="1.635cm" svg:x="0.908cm" svg:y="0.873cm" presentation:class="title" presentation:user-transformed="true">
          <draw:text-box>
            <text:p text:style-name="P4"><text:span text:style-name="T5">PATH CALCULATION</text:span></text:p>
          </draw:text-box>
        </draw:frame>
        <draw:frame draw:name="Text Placeholder 5" presentation:style-name="pr8" draw:text-style-name="P7" draw:layer="layout" svg:width="14.235cm" svg:height="8.7cm" svg:x="0.968cm" svg:y="7.301cm" presentation:class="outline" presentation:user-transformed="true">
          <draw:text-box>
            <text:p text:style-name="P8"><text:span text:style-name="T6"/></text:p>
            <text:p text:style-name="P8"><text:span text:style-name="T6"/></text:p>
          </draw:text-box>
        </draw:frame>
        <draw:frame draw:name="Text Placeholder 18" presentation:style-name="pr8" draw:text-style-name="P7" draw:layer="layout" svg:width="14.235cm" svg:height="8.7cm" svg:x="17.559cm" svg:y="7.301cm" presentation:class="outline" presentation:user-transformed="true">
          <draw:text-box>
            <text:p text:style-name="P8"><text:span text:style-name="T6"/></text:p>
            <text:p text:style-name="P8"><text:span text:style-name="T6"/></text:p>
            <text:p text:style-name="P8"><text:span text:style-name="T6"/></text:p>
          </draw:text-box>
        </draw:frame>
        <draw:frame draw:name="Date Placeholder 37" presentation:style-name="pr9" draw:text-style-name="P2" draw:layer="layout" svg:width="2.337cm" svg:height="1.013cm" svg:x="27.429cm" svg:y="17.205cm" presentation:class="date-time" presentation:user-transformed="true">
          <draw:text-box>
            <text:p text:style-name="P1"><text:span text:style-name="T4"><text:date style:data-style-name="D1" text:date-value="2019-08-13">8/13/19</text:date></text:span></text:p>
          </draw:text-box>
        </draw:frame>
        <draw:frame draw:style-name="gr2" draw:text-style-name="P9" draw:layer="layout" svg:width="0.502cm" svg:height="1.187cm" svg:x="5.08cm" svg:y="12.7cm">
          <draw:text-box>
            <text:p/>
          </draw:text-box>
        </draw:frame>
        <draw:frame draw:name="Text Placeholder 4" presentation:style-name="pr8" draw:text-style-name="P7" draw:layer="layout" svg:width="14.235cm" svg:height="0.812cm" svg:x="1.016cm" svg:y="6.096cm" presentation:class="outline" presentation:user-transformed="true">
          <draw:text-box>
            <text:list text:style-name="L3">
              <text:list-item>
                <text:p>Path calculation is done solely with A* algorithm (2D) and uses the "TemiGridMap" (more on that in just a sec) as a distance metric for the A* search heuristic</text:p>
              </text:list-item>
              <text:list-item>
                <text:p>The TemiGridMap defines the weight needed to "be carried" in order to traverse between two pixels of the grid.</text:p>
              </text:list-item>
              <text:list-item>
                <text:p>The weight is based on three metrics: the distance of a given points from the closest obstacle, whether the point was already visited and finaly whether the point is on the front area of the robot (prefering paths that start with the current robot’s oreintation)</text:p>
              </text:list-item>
            </text:list>
          </draw:text-box>
        </draw:frame>
        <draw:frame draw:name="Text Placeholder 4" presentation:style-name="pr8" draw:text-style-name="P7" draw:layer="layout" svg:width="14.235cm" svg:height="0.812cm" svg:x="18.034cm" svg:y="6.096cm" presentation:class="outline" presentation:user-transformed="true">
          <draw:text-box>
            <text:list text:style-name="L3">
              <text:list-item>
                <text:p>The main weakness of this method is the fact that precision is lost in tight places: A* algorithm calculates a path for a pixel hence the real obstacles are needed to be dilated, dilation is restricted to the map’s resolution and assumes that the robot is round.</text:p>
              </text:list-item>
            </text:list>
          </draw:text-box>
        </draw:frame>
        <presentation:notes draw:style-name="dp2">
          <draw:page-thumbnail draw:style-name="gr1" draw:layer="layout" svg:width="19.798cm" svg:height="11.136cm" svg:x="0.6cm" svg:y="2.257cm" draw:page-number="6" presentation:class="page"/>
          <draw:frame presentation:style-name="pr10" draw:text-style-name="P3" draw:layer="layout" svg:width="16.799cm" svg:height="13.364cm" svg:x="2.1cm" svg:y="14.107cm" presentation:class="notes" presentation:placeholder="true">
            <draw:text-box/>
          </draw:frame>
        </presentation:notes>
      </draw:page>
      <draw:page draw:name="page7" draw:style-name="dp1" draw:master-page-name="_33__5f_Title_20_and_20_Content">
        <draw:frame draw:name="Title 1" presentation:style-name="pr7" draw:text-style-name="P5" draw:layer="layout" svg:width="18.705cm" svg:height="1.635cm" svg:x="0.908cm" svg:y="0.873cm" presentation:class="title" presentation:user-transformed="true">
          <draw:text-box>
            <text:p text:style-name="P4"><text:span text:style-name="T5">Post processing</text:span></text:p>
          </draw:text-box>
        </draw:frame>
        <draw:frame draw:name="Text Placeholder 5" presentation:style-name="pr8" draw:text-style-name="P7" draw:layer="layout" svg:width="14.235cm" svg:height="8.7cm" svg:x="0.968cm" svg:y="7.301cm" presentation:class="outline" presentation:user-transformed="true">
          <draw:text-box>
            <text:p text:style-name="P8"><text:span text:style-name="T6"/></text:p>
            <text:p text:style-name="P8"><text:span text:style-name="T6"/></text:p>
          </draw:text-box>
        </draw:frame>
        <draw:frame draw:name="Text Placeholder 18" presentation:style-name="pr8" draw:text-style-name="P7" draw:layer="layout" svg:width="14.235cm" svg:height="8.7cm" svg:x="17.559cm" svg:y="7.301cm" presentation:class="outline" presentation:user-transformed="true">
          <draw:text-box>
            <text:p text:style-name="P8"><text:span text:style-name="T6"/></text:p>
            <text:p text:style-name="P8"><text:span text:style-name="T6"/></text:p>
            <text:p text:style-name="P8"><text:span text:style-name="T6"/></text:p>
          </draw:text-box>
        </draw:frame>
        <draw:frame draw:name="Date Placeholder 37" presentation:style-name="pr9" draw:text-style-name="P2" draw:layer="layout" svg:width="2.337cm" svg:height="1.013cm" svg:x="27.429cm" svg:y="17.205cm" presentation:class="date-time" presentation:user-transformed="true">
          <draw:text-box>
            <text:p text:style-name="P1"><text:span text:style-name="T4"><text:date style:data-style-name="D1" text:date-value="2019-08-13">8/13/19</text:date></text:span></text:p>
          </draw:text-box>
        </draw:frame>
        <draw:frame draw:style-name="gr2" draw:text-style-name="P9" draw:layer="layout" svg:width="0.502cm" svg:height="1.187cm" svg:x="5.08cm" svg:y="12.7cm">
          <draw:text-box>
            <text:p/>
          </draw:text-box>
        </draw:frame>
        <draw:frame draw:name="Text Placeholder 4" presentation:style-name="pr8" draw:text-style-name="P7" draw:layer="layout" svg:width="14.235cm" svg:height="0.812cm" svg:x="1.016cm" svg:y="6.096cm" presentation:class="outline" presentation:user-transformed="true">
          <draw:text-box>
            <text:list text:style-name="L3">
              <text:list-item>
                <text:p>Path simplification recursively joins path segments into larger segements in order to get "straighter" paths</text:p>
              </text:list-item>
              <text:list-item>
                <text:p>Path smoothing iterates over the path and smoothes it using weighted bezier curves, allowing larger radii turns if no collisions were found.</text:p>
              </text:list-item>
            </text:list>
          </draw:text-box>
        </draw:frame>
        <presentation:notes draw:style-name="dp2">
          <draw:page-thumbnail draw:style-name="gr1" draw:layer="layout" svg:width="19.798cm" svg:height="11.136cm" svg:x="0.6cm" svg:y="2.257cm" draw:page-number="7" presentation:class="page"/>
          <draw:frame presentation:style-name="pr10" draw:text-style-name="P3" draw:layer="layout" svg:width="16.799cm" svg:height="13.364cm" svg:x="2.1cm" svg:y="14.107cm" presentation:class="notes" presentation:placeholder="true">
            <draw:text-box/>
          </draw:frame>
        </presentation:notes>
      </draw:page>
      <draw:page draw:name="page8" draw:style-name="dp1" draw:master-page-name="_33__5f_Title_20_and_20_Content">
        <draw:frame draw:name="Title 1" presentation:style-name="pr7" draw:text-style-name="P5" draw:layer="layout" svg:width="18.705cm" svg:height="1.635cm" svg:x="0.908cm" svg:y="0.873cm" presentation:class="title" presentation:user-transformed="true">
          <draw:text-box>
            <text:p text:style-name="P4"><text:span text:style-name="T5">Questions</text:span></text:p>
          </draw:text-box>
        </draw:frame>
        <draw:frame draw:name="Text Placeholder 5" presentation:style-name="pr8" draw:text-style-name="P7" draw:layer="layout" svg:width="14.235cm" svg:height="8.7cm" svg:x="0.968cm" svg:y="7.301cm" presentation:class="outline" presentation:user-transformed="true">
          <draw:text-box>
            <text:p text:style-name="P8"><text:span text:style-name="T6"/></text:p>
            <text:p text:style-name="P8"><text:span text:style-name="T6"/></text:p>
          </draw:text-box>
        </draw:frame>
        <draw:frame draw:name="Text Placeholder 18" presentation:style-name="pr8" draw:text-style-name="P7" draw:layer="layout" svg:width="14.235cm" svg:height="8.7cm" svg:x="17.559cm" svg:y="7.301cm" presentation:class="outline" presentation:user-transformed="true">
          <draw:text-box>
            <text:p text:style-name="P8"><text:span text:style-name="T6"/></text:p>
            <text:p text:style-name="P8"><text:span text:style-name="T6"/></text:p>
            <text:p text:style-name="P8"><text:span text:style-name="T6"/></text:p>
          </draw:text-box>
        </draw:frame>
        <draw:frame draw:name="Date Placeholder 37" presentation:style-name="pr9" draw:text-style-name="P2" draw:layer="layout" svg:width="2.337cm" svg:height="1.013cm" svg:x="27.429cm" svg:y="17.205cm" presentation:class="date-time" presentation:user-transformed="true">
          <draw:text-box>
            <text:p text:style-name="P1"><text:span text:style-name="T4"><text:date style:data-style-name="D1" text:date-value="2019-08-13">8/13/19</text:date></text:span></text:p>
          </draw:text-box>
        </draw:frame>
        <draw:frame draw:style-name="gr2" draw:text-style-name="P9" draw:layer="layout" svg:width="0.502cm" svg:height="1.187cm" svg:x="5.08cm" svg:y="12.7cm">
          <draw:text-box>
            <text:p/>
          </draw:text-box>
        </draw:frame>
        <presentation:notes draw:style-name="dp2">
          <draw:page-thumbnail draw:style-name="gr1" draw:layer="layout" svg:width="19.798cm" svg:height="11.136cm" svg:x="0.6cm" svg:y="2.257cm" draw:page-number="8" presentation:class="page"/>
          <draw:frame presentation:style-name="pr10" draw:text-style-name="P3" draw:layer="layout" svg:width="16.799cm" svg:height="13.364cm" svg:x="2.1cm" svg:y="14.107cm" presentation:class="notes" presentation:placeholder="true">
            <draw:text-box/>
          </draw:frame>
        </presentation:notes>
      </draw:page>
      <draw:page draw:name="page9" draw:style-name="dp1" draw:master-page-name="_35__5f_Title_20_Slide">
        <presentation:notes draw:style-name="dp2">
          <draw:page-thumbnail draw:style-name="gr1" draw:layer="layout" svg:width="19.798cm" svg:height="11.136cm" svg:x="0.6cm" svg:y="2.257cm" draw:page-number="9"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venir2" svg:font-family="Avenir"/>
    <style:font-face style:name="Avenir 051731" svg:font-family="'Avenir 05173'"/>
    <style:font-face style:name="Arial" svg:font-family="Arial" style:font-pitch="variable"/>
    <style:font-face style:name="Avenir1" svg:font-family="Avenir" style:font-pitch="variable"/>
    <style:font-face style:name="Avenir 05173" svg:font-family="'Avenir 05173'"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venir" svg:font-family="Avenir" style:font-family-generic="modern" style:font-pitch="variable"/>
    <style:font-face style:name="Liberation Sans3" svg:font-family="'Liberation Sans'" style:font-family-generic="modern" style:font-pitch="variable"/>
    <style:font-face style:name="Liberation Serif2" svg:font-family="'Liberation Serif'" style:font-family-generic="modern" style:font-pitch="variable"/>
    <style:font-face style:name="Avenir 051732" svg:font-family="'Avenir 05173'" style:font-family-generic="roman" style:font-pitch="variable"/>
    <style:font-face style:name="AvenirNext LT Pro Regular" svg:font-family="'AvenirNext LT Pro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venirNext LT Pro Regular1" svg:font-family="'AvenirNext LT Pro Regular'" style:font-family-generic="swiss" style:font-pitch="variable"/>
    <style:font-face style:name="Liberation Sans2"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78000000438FAFC619C134E3F68.jpg" xlink:type="simple" xlink:show="embed" xlink:actuate="onLoad"/>
    <draw:fill-image draw:name="msFillBitmap_20_2" draw:display-name="msFillBitmap 2" xlink:href="Pictures/1000000000000780000004385360CB115ED2E78B.jpg" xlink:type="simple" xlink:show="embed" xlink:actuate="onLoad"/>
    <draw:fill-image draw:name="msFillBitmap_20_3" draw:display-name="msFillBitmap 3" xlink:href="Pictures/100000000000078000000438CF7016A057DEC205.jpg" xlink:type="simple" xlink:show="embed" xlink:actuate="onLoad"/>
    <draw:fill-image draw:name="msFillBitmap_20_4" draw:display-name="msFillBitmap 4" xlink:href="Pictures/10000000000007800000043883CC83DBB439B00C.jpg" xlink:type="simple" xlink:show="embed" xlink:actuate="onLoad"/>
    <draw:fill-image draw:name="msFillBitmap_20_5" draw:display-name="msFillBitmap 5" xlink:href="Pictures/10000000000007800000043883CC83DBB439B00C.jpg" xlink:type="simple" xlink:show="embed" xlink:actuate="onLoad"/>
    <draw:fill-image draw:name="msFillBitmap_20_6" draw:display-name="msFillBitmap 6" xlink:href="Pictures/10000000000007800000043826BCCE4E750F4E4D.jpg" xlink:type="simple" xlink:show="embed" xlink:actuate="onLoad"/>
    <draw:fill-image draw:name="msFillBitmap_20_7" draw:display-name="msFillBitmap 7" xlink:href="Pictures/100000000000078000000438A514F2FA1143274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bitmap" draw:fill-image-name="msFillBitmap_20_2"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2__5f_Title_20_Slide-background" style:display-name="2_Title Slide-background" style:family="presentation">
      <style:graphic-properties draw:stroke="none" draw:fill="bitmap" draw:fill-image-name="msFillBitmap_20_3" style:repeat="stretch"/>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2__5f_Title_20_Slide-outline2" style:display-name="2_Title Slide-outline2" style:family="presentation" style:parent-style-name="_32__5f_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2__5f_Title_20_Slide-outline3" style:display-name="2_Title Slide-outline3" style:family="presentation" style:parent-style-name="_32__5f_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2__5f_Title_20_Slide-outline4" style:display-name="2_Title Slide-outline4" style:family="presentation" style:parent-style-name="_32__5f_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3__5f_Title_20_Slide-background" style:display-name="3_Title Slide-background" style:family="presentation">
      <style:graphic-properties draw:stroke="none" draw:fill="solid" draw:fill-color="#000000"/>
      <style:text-properties style:letter-kerning="true"/>
    </style:style>
    <style:style style:name="_33__5f_Title_20_Slide-backgroundobjects" style:display-name="3_Title Slide-backgroundobjects" style:family="presentation">
      <style:graphic-properties draw:textarea-horizontal-align="justify" draw:shadow="hidden" draw:shadow-offset-x="0.2cm" draw:shadow-offset-y="0.2cm" draw:shadow-color="#808080"/>
      <style:text-properties style:letter-kerning="true"/>
    </style:style>
    <style:style style:name="_33__5f_Title_20_Slide-notes" style:display-name="3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outline1" style:display-name="3_Title Slide-outline1" style:family="presentation">
      <style:graphic-properties draw:stroke="none" draw:fill="none" draw:auto-grow-height="false" draw:fit-to-size="shrink-to-fit">
        <text:list-style style:name="_33__5f_Title_20_Slide-outline1" style:display-name="3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3__5f_Title_20_Slide-outline2" style:display-name="3_Title Slide-outline2" style:family="presentation" style:parent-style-name="_33__5f_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3__5f_Title_20_Slide-outline3" style:display-name="3_Title Slide-outline3" style:family="presentation" style:parent-style-name="_33__5f_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3__5f_Title_20_Slide-outline4" style:display-name="3_Title Slide-outline4" style:family="presentation" style:parent-style-name="_33__5f_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3__5f_Title_20_Slide-outline5" style:display-name="3_Title Slide-outline5" style:family="presentation" style:parent-style-name="_33__5f_Title_20_Slide-outline4">
      <style:paragraph-properties fo:margin-top="0.1cm" fo:margin-bottom="0cm"/>
      <style:text-properties fo:font-size="20pt" style:font-size-asian="20pt" style:font-size-complex="20pt"/>
    </style:style>
    <style:style style:name="_33__5f_Title_20_Slide-outline6" style:display-name="3_Title Slide-outline6" style:family="presentation" style:parent-style-name="_33__5f_Title_20_Slide-outline5">
      <style:paragraph-properties fo:margin-top="0.1cm" fo:margin-bottom="0cm"/>
      <style:text-properties fo:font-size="20pt" style:font-size-asian="20pt" style:font-size-complex="20pt"/>
    </style:style>
    <style:style style:name="_33__5f_Title_20_Slide-outline7" style:display-name="3_Title Slide-outline7" style:family="presentation" style:parent-style-name="_33__5f_Title_20_Slide-outline6">
      <style:paragraph-properties fo:margin-top="0.1cm" fo:margin-bottom="0cm"/>
      <style:text-properties fo:font-size="20pt" style:font-size-asian="20pt" style:font-size-complex="20pt"/>
    </style:style>
    <style:style style:name="_33__5f_Title_20_Slide-outline8" style:display-name="3_Title Slide-outline8" style:family="presentation" style:parent-style-name="_33__5f_Title_20_Slide-outline7">
      <style:paragraph-properties fo:margin-top="0.1cm" fo:margin-bottom="0cm"/>
      <style:text-properties fo:font-size="20pt" style:font-size-asian="20pt" style:font-size-complex="20pt"/>
    </style:style>
    <style:style style:name="_33__5f_Title_20_Slide-outline9" style:display-name="3_Title Slide-outline9" style:family="presentation" style:parent-style-name="_33__5f_Title_20_Slide-outline8">
      <style:paragraph-properties fo:margin-top="0.1cm" fo:margin-bottom="0cm"/>
      <style:text-properties fo:font-size="20pt" style:font-size-asian="20pt" style:font-size-complex="20pt"/>
    </style:style>
    <style:style style:name="_33__5f_Title_20_Slide-subtitle" style:display-name="3_Title Slide-subtitle" style:family="presentation">
      <style:graphic-properties draw:stroke="none" draw:fill="none" draw:textarea-vertical-align="middle">
        <text:list-style style:name="_33__5f_Title_20_Slide-subtitle" style:display-name="3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title" style:display-name="3_Title Slide-title" style:family="presentation">
      <style:graphic-properties draw:stroke="none" draw:fill="none" draw:textarea-vertical-align="middle">
        <text:list-style style:name="_33__5f_Title_20_Slide-title" style:display-name="3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4"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bitmap" draw:fill-image-name="msFillBitmap_20_5" style:repeat="stretch"/>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shrink-to-fit">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3__5f_Title_20_and_20_Content-background" style:display-name="3_Title and Content-background" style:family="presentation">
      <style:graphic-properties draw:stroke="none" draw:fill="solid" draw:fill-color="#eaeaea"/>
      <style:text-properties style:letter-kerning="true"/>
    </style:style>
    <style:style style:name="_33__5f_Title_20_and_20_Content-backgroundobjects" style:display-name="3_Title and Content-backgroundobjects" style:family="presentation">
      <style:graphic-properties draw:textarea-horizontal-align="justify" draw:shadow="hidden" draw:shadow-offset-x="0.2cm" draw:shadow-offset-y="0.2cm" draw:shadow-color="#808080"/>
      <style:text-properties style:letter-kerning="true"/>
    </style:style>
    <style:style style:name="_33__5f_Title_20_and_20_Content-notes" style:display-name="3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and_20_Content-outline1" style:display-name="3_Title and Content-outline1" style:family="presentation">
      <style:graphic-properties draw:stroke="none" draw:fill="none" draw:auto-grow-height="false" draw:fit-to-size="shrink-to-fit">
        <text:list-style style:name="_33__5f_Title_20_and_20_Content-outline1" style:display-name="3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3__5f_Title_20_and_20_Content-outline2" style:display-name="3_Title and Content-outline2" style:family="presentation" style:parent-style-name="_33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3__5f_Title_20_and_20_Content-outline3" style:display-name="3_Title and Content-outline3" style:family="presentation" style:parent-style-name="_33__5f_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3__5f_Title_20_and_20_Content-outline4" style:display-name="3_Title and Content-outline4" style:family="presentation" style:parent-style-name="_33__5f_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3__5f_Title_20_and_20_Content-outline5" style:display-name="3_Title and Content-outline5" style:family="presentation" style:parent-style-name="_33__5f_Title_20_and_20_Content-outline4">
      <style:paragraph-properties fo:margin-top="0.1cm" fo:margin-bottom="0cm"/>
      <style:text-properties fo:font-size="20pt" style:font-size-asian="20pt" style:font-size-complex="20pt"/>
    </style:style>
    <style:style style:name="_33__5f_Title_20_and_20_Content-outline6" style:display-name="3_Title and Content-outline6" style:family="presentation" style:parent-style-name="_33__5f_Title_20_and_20_Content-outline5">
      <style:paragraph-properties fo:margin-top="0.1cm" fo:margin-bottom="0cm"/>
      <style:text-properties fo:font-size="20pt" style:font-size-asian="20pt" style:font-size-complex="20pt"/>
    </style:style>
    <style:style style:name="_33__5f_Title_20_and_20_Content-outline7" style:display-name="3_Title and Content-outline7" style:family="presentation" style:parent-style-name="_33__5f_Title_20_and_20_Content-outline6">
      <style:paragraph-properties fo:margin-top="0.1cm" fo:margin-bottom="0cm"/>
      <style:text-properties fo:font-size="20pt" style:font-size-asian="20pt" style:font-size-complex="20pt"/>
    </style:style>
    <style:style style:name="_33__5f_Title_20_and_20_Content-outline8" style:display-name="3_Title and Content-outline8" style:family="presentation" style:parent-style-name="_33__5f_Title_20_and_20_Content-outline7">
      <style:paragraph-properties fo:margin-top="0.1cm" fo:margin-bottom="0cm"/>
      <style:text-properties fo:font-size="20pt" style:font-size-asian="20pt" style:font-size-complex="20pt"/>
    </style:style>
    <style:style style:name="_33__5f_Title_20_and_20_Content-outline9" style:display-name="3_Title and Content-outline9" style:family="presentation" style:parent-style-name="_33__5f_Title_20_and_20_Content-outline8">
      <style:paragraph-properties fo:margin-top="0.1cm" fo:margin-bottom="0cm"/>
      <style:text-properties fo:font-size="20pt" style:font-size-asian="20pt" style:font-size-complex="20pt"/>
    </style:style>
    <style:style style:name="_33__5f_Title_20_and_20_Content-subtitle" style:display-name="3_Title and Content-subtitle" style:family="presentation">
      <style:graphic-properties draw:stroke="none" draw:fill="none" draw:textarea-vertical-align="middle">
        <text:list-style style:name="_33__5f_Title_20_and_20_Content-subtitle" style:display-name="3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and_20_Content-title" style:display-name="3_Title and Content-title" style:family="presentation">
      <style:graphic-properties draw:stroke="none" draw:fill="none" draw:textarea-vertical-align="middle">
        <text:list-style style:name="_33__5f_Title_20_and_20_Content-title" style:display-name="3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4__5f_Title_20_and_20_Content-background" style:display-name="4_Title and Content-background" style:family="presentation">
      <style:graphic-properties draw:stroke="none" draw:fill="solid" draw:fill-color="#eaeaea"/>
      <style:text-properties style:letter-kerning="true"/>
    </style:style>
    <style:style style:name="_34__5f_Title_20_and_20_Content-backgroundobjects" style:display-name="4_Title and Content-backgroundobjects" style:family="presentation">
      <style:graphic-properties draw:textarea-horizontal-align="justify" draw:shadow="hidden" draw:shadow-offset-x="0.2cm" draw:shadow-offset-y="0.2cm" draw:shadow-color="#808080"/>
      <style:text-properties style:letter-kerning="true"/>
    </style:style>
    <style:style style:name="_34__5f_Title_20_and_20_Content-notes" style:display-name="4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and_20_Content-outline1" style:display-name="4_Title and Content-outline1" style:family="presentation">
      <style:graphic-properties draw:stroke="none" draw:fill="none" draw:auto-grow-height="false" draw:fit-to-size="shrink-to-fit">
        <text:list-style style:name="_34__5f_Title_20_and_20_Content-outline1" style:display-name="4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4__5f_Title_20_and_20_Content-outline2" style:display-name="4_Title and Content-outline2" style:family="presentation" style:parent-style-name="_34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4__5f_Title_20_and_20_Content-outline3" style:display-name="4_Title and Content-outline3" style:family="presentation" style:parent-style-name="_34__5f_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4__5f_Title_20_and_20_Content-outline4" style:display-name="4_Title and Content-outline4" style:family="presentation" style:parent-style-name="_34__5f_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4__5f_Title_20_and_20_Content-outline5" style:display-name="4_Title and Content-outline5" style:family="presentation" style:parent-style-name="_34__5f_Title_20_and_20_Content-outline4">
      <style:paragraph-properties fo:margin-top="0.1cm" fo:margin-bottom="0cm"/>
      <style:text-properties fo:font-size="20pt" style:font-size-asian="20pt" style:font-size-complex="20pt"/>
    </style:style>
    <style:style style:name="_34__5f_Title_20_and_20_Content-outline6" style:display-name="4_Title and Content-outline6" style:family="presentation" style:parent-style-name="_34__5f_Title_20_and_20_Content-outline5">
      <style:paragraph-properties fo:margin-top="0.1cm" fo:margin-bottom="0cm"/>
      <style:text-properties fo:font-size="20pt" style:font-size-asian="20pt" style:font-size-complex="20pt"/>
    </style:style>
    <style:style style:name="_34__5f_Title_20_and_20_Content-outline7" style:display-name="4_Title and Content-outline7" style:family="presentation" style:parent-style-name="_34__5f_Title_20_and_20_Content-outline6">
      <style:paragraph-properties fo:margin-top="0.1cm" fo:margin-bottom="0cm"/>
      <style:text-properties fo:font-size="20pt" style:font-size-asian="20pt" style:font-size-complex="20pt"/>
    </style:style>
    <style:style style:name="_34__5f_Title_20_and_20_Content-outline8" style:display-name="4_Title and Content-outline8" style:family="presentation" style:parent-style-name="_34__5f_Title_20_and_20_Content-outline7">
      <style:paragraph-properties fo:margin-top="0.1cm" fo:margin-bottom="0cm"/>
      <style:text-properties fo:font-size="20pt" style:font-size-asian="20pt" style:font-size-complex="20pt"/>
    </style:style>
    <style:style style:name="_34__5f_Title_20_and_20_Content-outline9" style:display-name="4_Title and Content-outline9" style:family="presentation" style:parent-style-name="_34__5f_Title_20_and_20_Content-outline8">
      <style:paragraph-properties fo:margin-top="0.1cm" fo:margin-bottom="0cm"/>
      <style:text-properties fo:font-size="20pt" style:font-size-asian="20pt" style:font-size-complex="20pt"/>
    </style:style>
    <style:style style:name="_34__5f_Title_20_and_20_Content-subtitle" style:display-name="4_Title and Content-subtitle" style:family="presentation">
      <style:graphic-properties draw:stroke="none" draw:fill="none" draw:textarea-vertical-align="middle">
        <text:list-style style:name="_34__5f_Title_20_and_20_Content-subtitle" style:display-name="4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and_20_Content-title" style:display-name="4_Title and Content-title" style:family="presentation">
      <style:graphic-properties draw:stroke="none" draw:fill="none" draw:textarea-vertical-align="middle">
        <text:list-style style:name="_34__5f_Title_20_and_20_Content-title" style:display-name="4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4__5f_Title_20_Slide-background" style:display-name="4_Title Slide-background" style:family="presentation">
      <style:graphic-properties draw:stroke="none" draw:fill="bitmap" draw:fill-image-name="msFillBitmap_20_6" style:repeat="stretch"/>
      <style:text-properties style:letter-kerning="true"/>
    </style:style>
    <style:style style:name="_34__5f_Title_20_Slide-backgroundobjects" style:display-name="4_Title Slide-backgroundobjects" style:family="presentation">
      <style:graphic-properties draw:textarea-horizontal-align="justify" draw:shadow="hidden" draw:shadow-offset-x="0.2cm" draw:shadow-offset-y="0.2cm" draw:shadow-color="#808080"/>
      <style:text-properties style:letter-kerning="true"/>
    </style:style>
    <style:style style:name="_34__5f_Title_20_Slide-notes" style:display-name="4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Slide-outline1" style:display-name="4_Title Slide-outline1" style:family="presentation">
      <style:graphic-properties draw:stroke="none" draw:fill="none" draw:auto-grow-height="false" draw:fit-to-size="shrink-to-fit">
        <text:list-style style:name="_34__5f_Title_20_Slide-outline1" style:display-name="4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4__5f_Title_20_Slide-outline2" style:display-name="4_Title Slide-outline2" style:family="presentation" style:parent-style-name="_34__5f_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4__5f_Title_20_Slide-outline3" style:display-name="4_Title Slide-outline3" style:family="presentation" style:parent-style-name="_34__5f_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4__5f_Title_20_Slide-outline4" style:display-name="4_Title Slide-outline4" style:family="presentation" style:parent-style-name="_34__5f_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4__5f_Title_20_Slide-outline5" style:display-name="4_Title Slide-outline5" style:family="presentation" style:parent-style-name="_34__5f_Title_20_Slide-outline4">
      <style:paragraph-properties fo:margin-top="0.1cm" fo:margin-bottom="0cm"/>
      <style:text-properties fo:font-size="20pt" style:font-size-asian="20pt" style:font-size-complex="20pt"/>
    </style:style>
    <style:style style:name="_34__5f_Title_20_Slide-outline6" style:display-name="4_Title Slide-outline6" style:family="presentation" style:parent-style-name="_34__5f_Title_20_Slide-outline5">
      <style:paragraph-properties fo:margin-top="0.1cm" fo:margin-bottom="0cm"/>
      <style:text-properties fo:font-size="20pt" style:font-size-asian="20pt" style:font-size-complex="20pt"/>
    </style:style>
    <style:style style:name="_34__5f_Title_20_Slide-outline7" style:display-name="4_Title Slide-outline7" style:family="presentation" style:parent-style-name="_34__5f_Title_20_Slide-outline6">
      <style:paragraph-properties fo:margin-top="0.1cm" fo:margin-bottom="0cm"/>
      <style:text-properties fo:font-size="20pt" style:font-size-asian="20pt" style:font-size-complex="20pt"/>
    </style:style>
    <style:style style:name="_34__5f_Title_20_Slide-outline8" style:display-name="4_Title Slide-outline8" style:family="presentation" style:parent-style-name="_34__5f_Title_20_Slide-outline7">
      <style:paragraph-properties fo:margin-top="0.1cm" fo:margin-bottom="0cm"/>
      <style:text-properties fo:font-size="20pt" style:font-size-asian="20pt" style:font-size-complex="20pt"/>
    </style:style>
    <style:style style:name="_34__5f_Title_20_Slide-outline9" style:display-name="4_Title Slide-outline9" style:family="presentation" style:parent-style-name="_34__5f_Title_20_Slide-outline8">
      <style:paragraph-properties fo:margin-top="0.1cm" fo:margin-bottom="0cm"/>
      <style:text-properties fo:font-size="20pt" style:font-size-asian="20pt" style:font-size-complex="20pt"/>
    </style:style>
    <style:style style:name="_34__5f_Title_20_Slide-subtitle" style:display-name="4_Title Slide-subtitle" style:family="presentation">
      <style:graphic-properties draw:stroke="none" draw:fill="none" draw:textarea-vertical-align="middle">
        <text:list-style style:name="_34__5f_Title_20_Slide-subtitle" style:display-name="4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Slide-title" style:display-name="4_Title Slide-title" style:family="presentation">
      <style:graphic-properties draw:stroke="none" draw:fill="none" draw:textarea-vertical-align="middle">
        <text:list-style style:name="_34__5f_Title_20_Slide-title" style:display-name="4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5__5f_Title_20_and_20_Content-background" style:display-name="5_Title and Content-background" style:family="presentation">
      <style:graphic-properties draw:stroke="none" draw:fill="solid" draw:fill-color="#eaeaea"/>
      <style:text-properties style:letter-kerning="true"/>
    </style:style>
    <style:style style:name="_35__5f_Title_20_and_20_Content-backgroundobjects" style:display-name="5_Title and Content-backgroundobjects" style:family="presentation">
      <style:graphic-properties draw:textarea-horizontal-align="justify" draw:shadow="hidden" draw:shadow-offset-x="0.2cm" draw:shadow-offset-y="0.2cm" draw:shadow-color="#808080"/>
      <style:text-properties style:letter-kerning="true"/>
    </style:style>
    <style:style style:name="_35__5f_Title_20_and_20_Content-notes" style:display-name="5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and_20_Content-outline1" style:display-name="5_Title and Content-outline1" style:family="presentation">
      <style:graphic-properties draw:stroke="none" draw:fill="none" draw:auto-grow-height="false" draw:fit-to-size="shrink-to-fit">
        <text:list-style style:name="_35__5f_Title_20_and_20_Content-outline1" style:display-name="5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5__5f_Title_20_and_20_Content-outline2" style:display-name="5_Title and Content-outline2" style:family="presentation" style:parent-style-name="_35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5__5f_Title_20_and_20_Content-outline3" style:display-name="5_Title and Content-outline3" style:family="presentation" style:parent-style-name="_35__5f_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5__5f_Title_20_and_20_Content-outline4" style:display-name="5_Title and Content-outline4" style:family="presentation" style:parent-style-name="_35__5f_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5__5f_Title_20_and_20_Content-outline5" style:display-name="5_Title and Content-outline5" style:family="presentation" style:parent-style-name="_35__5f_Title_20_and_20_Content-outline4">
      <style:paragraph-properties fo:margin-top="0.1cm" fo:margin-bottom="0cm"/>
      <style:text-properties fo:font-size="20pt" style:font-size-asian="20pt" style:font-size-complex="20pt"/>
    </style:style>
    <style:style style:name="_35__5f_Title_20_and_20_Content-outline6" style:display-name="5_Title and Content-outline6" style:family="presentation" style:parent-style-name="_35__5f_Title_20_and_20_Content-outline5">
      <style:paragraph-properties fo:margin-top="0.1cm" fo:margin-bottom="0cm"/>
      <style:text-properties fo:font-size="20pt" style:font-size-asian="20pt" style:font-size-complex="20pt"/>
    </style:style>
    <style:style style:name="_35__5f_Title_20_and_20_Content-outline7" style:display-name="5_Title and Content-outline7" style:family="presentation" style:parent-style-name="_35__5f_Title_20_and_20_Content-outline6">
      <style:paragraph-properties fo:margin-top="0.1cm" fo:margin-bottom="0cm"/>
      <style:text-properties fo:font-size="20pt" style:font-size-asian="20pt" style:font-size-complex="20pt"/>
    </style:style>
    <style:style style:name="_35__5f_Title_20_and_20_Content-outline8" style:display-name="5_Title and Content-outline8" style:family="presentation" style:parent-style-name="_35__5f_Title_20_and_20_Content-outline7">
      <style:paragraph-properties fo:margin-top="0.1cm" fo:margin-bottom="0cm"/>
      <style:text-properties fo:font-size="20pt" style:font-size-asian="20pt" style:font-size-complex="20pt"/>
    </style:style>
    <style:style style:name="_35__5f_Title_20_and_20_Content-outline9" style:display-name="5_Title and Content-outline9" style:family="presentation" style:parent-style-name="_35__5f_Title_20_and_20_Content-outline8">
      <style:paragraph-properties fo:margin-top="0.1cm" fo:margin-bottom="0cm"/>
      <style:text-properties fo:font-size="20pt" style:font-size-asian="20pt" style:font-size-complex="20pt"/>
    </style:style>
    <style:style style:name="_35__5f_Title_20_and_20_Content-subtitle" style:display-name="5_Title and Content-subtitle" style:family="presentation">
      <style:graphic-properties draw:stroke="none" draw:fill="none" draw:textarea-vertical-align="middle">
        <text:list-style style:name="_35__5f_Title_20_and_20_Content-subtitle" style:display-name="5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and_20_Content-title" style:display-name="5_Title and Content-title" style:family="presentation">
      <style:graphic-properties draw:stroke="none" draw:fill="none" draw:textarea-vertical-align="middle">
        <text:list-style style:name="_35__5f_Title_20_and_20_Content-title" style:display-name="5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eaeaea"/>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6__5f_Title_20_and_20_Content-background" style:display-name="6_Title and Content-background" style:family="presentation">
      <style:graphic-properties draw:stroke="none" draw:fill="solid" draw:fill-color="#eaeaea"/>
      <style:text-properties style:letter-kerning="true"/>
    </style:style>
    <style:style style:name="_36__5f_Title_20_and_20_Content-backgroundobjects" style:display-name="6_Title and Content-backgroundobjects" style:family="presentation">
      <style:graphic-properties draw:textarea-horizontal-align="justify" draw:shadow="hidden" draw:shadow-offset-x="0.2cm" draw:shadow-offset-y="0.2cm" draw:shadow-color="#808080"/>
      <style:text-properties style:letter-kerning="true"/>
    </style:style>
    <style:style style:name="_36__5f_Title_20_and_20_Content-notes" style:display-name="6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and_20_Content-outline1" style:display-name="6_Title and Content-outline1" style:family="presentation">
      <style:graphic-properties draw:stroke="none" draw:fill="none" draw:auto-grow-height="false" draw:fit-to-size="shrink-to-fit">
        <text:list-style style:name="_36__5f_Title_20_and_20_Content-outline1" style:display-name="6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6__5f_Title_20_and_20_Content-outline2" style:display-name="6_Title and Content-outline2" style:family="presentation" style:parent-style-name="_36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6__5f_Title_20_and_20_Content-outline3" style:display-name="6_Title and Content-outline3" style:family="presentation" style:parent-style-name="_36__5f_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6__5f_Title_20_and_20_Content-outline4" style:display-name="6_Title and Content-outline4" style:family="presentation" style:parent-style-name="_36__5f_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6__5f_Title_20_and_20_Content-outline5" style:display-name="6_Title and Content-outline5" style:family="presentation" style:parent-style-name="_36__5f_Title_20_and_20_Content-outline4">
      <style:paragraph-properties fo:margin-top="0.1cm" fo:margin-bottom="0cm"/>
      <style:text-properties fo:font-size="20pt" style:font-size-asian="20pt" style:font-size-complex="20pt"/>
    </style:style>
    <style:style style:name="_36__5f_Title_20_and_20_Content-outline6" style:display-name="6_Title and Content-outline6" style:family="presentation" style:parent-style-name="_36__5f_Title_20_and_20_Content-outline5">
      <style:paragraph-properties fo:margin-top="0.1cm" fo:margin-bottom="0cm"/>
      <style:text-properties fo:font-size="20pt" style:font-size-asian="20pt" style:font-size-complex="20pt"/>
    </style:style>
    <style:style style:name="_36__5f_Title_20_and_20_Content-outline7" style:display-name="6_Title and Content-outline7" style:family="presentation" style:parent-style-name="_36__5f_Title_20_and_20_Content-outline6">
      <style:paragraph-properties fo:margin-top="0.1cm" fo:margin-bottom="0cm"/>
      <style:text-properties fo:font-size="20pt" style:font-size-asian="20pt" style:font-size-complex="20pt"/>
    </style:style>
    <style:style style:name="_36__5f_Title_20_and_20_Content-outline8" style:display-name="6_Title and Content-outline8" style:family="presentation" style:parent-style-name="_36__5f_Title_20_and_20_Content-outline7">
      <style:paragraph-properties fo:margin-top="0.1cm" fo:margin-bottom="0cm"/>
      <style:text-properties fo:font-size="20pt" style:font-size-asian="20pt" style:font-size-complex="20pt"/>
    </style:style>
    <style:style style:name="_36__5f_Title_20_and_20_Content-outline9" style:display-name="6_Title and Content-outline9" style:family="presentation" style:parent-style-name="_36__5f_Title_20_and_20_Content-outline8">
      <style:paragraph-properties fo:margin-top="0.1cm" fo:margin-bottom="0cm"/>
      <style:text-properties fo:font-size="20pt" style:font-size-asian="20pt" style:font-size-complex="20pt"/>
    </style:style>
    <style:style style:name="_36__5f_Title_20_and_20_Content-subtitle" style:display-name="6_Title and Content-subtitle" style:family="presentation">
      <style:graphic-properties draw:stroke="none" draw:fill="none" draw:textarea-vertical-align="middle">
        <text:list-style style:name="_36__5f_Title_20_and_20_Content-subtitle" style:display-name="6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and_20_Content-title" style:display-name="6_Title and Content-title" style:family="presentation">
      <style:graphic-properties draw:stroke="none" draw:fill="none" draw:textarea-vertical-align="middle">
        <text:list-style style:name="_36__5f_Title_20_and_20_Content-title" style:display-name="6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7__5f_Title_20_and_20_Content-background" style:display-name="7_Title and Content-background" style:family="presentation">
      <style:graphic-properties draw:stroke="none" draw:fill="solid" draw:fill-color="#eaeaea"/>
      <style:text-properties style:letter-kerning="true"/>
    </style:style>
    <style:style style:name="_37__5f_Title_20_and_20_Content-backgroundobjects" style:display-name="7_Title and Content-backgroundobjects" style:family="presentation">
      <style:graphic-properties draw:textarea-horizontal-align="justify" draw:shadow="hidden" draw:shadow-offset-x="0.2cm" draw:shadow-offset-y="0.2cm" draw:shadow-color="#808080"/>
      <style:text-properties style:letter-kerning="true"/>
    </style:style>
    <style:style style:name="_37__5f_Title_20_and_20_Content-notes" style:display-name="7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Title_20_and_20_Content-outline1" style:display-name="7_Title and Content-outline1" style:family="presentation">
      <style:graphic-properties draw:stroke="none" draw:fill="none" draw:auto-grow-height="false" draw:fit-to-size="shrink-to-fit">
        <text:list-style style:name="_37__5f_Title_20_and_20_Content-outline1" style:display-name="7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7__5f_Title_20_and_20_Content-outline2" style:display-name="7_Title and Content-outline2" style:family="presentation" style:parent-style-name="_37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7__5f_Title_20_and_20_Content-outline3" style:display-name="7_Title and Content-outline3" style:family="presentation" style:parent-style-name="_37__5f_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7__5f_Title_20_and_20_Content-outline4" style:display-name="7_Title and Content-outline4" style:family="presentation" style:parent-style-name="_37__5f_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7__5f_Title_20_and_20_Content-outline5" style:display-name="7_Title and Content-outline5" style:family="presentation" style:parent-style-name="_37__5f_Title_20_and_20_Content-outline4">
      <style:paragraph-properties fo:margin-top="0.1cm" fo:margin-bottom="0cm"/>
      <style:text-properties fo:font-size="20pt" style:font-size-asian="20pt" style:font-size-complex="20pt"/>
    </style:style>
    <style:style style:name="_37__5f_Title_20_and_20_Content-outline6" style:display-name="7_Title and Content-outline6" style:family="presentation" style:parent-style-name="_37__5f_Title_20_and_20_Content-outline5">
      <style:paragraph-properties fo:margin-top="0.1cm" fo:margin-bottom="0cm"/>
      <style:text-properties fo:font-size="20pt" style:font-size-asian="20pt" style:font-size-complex="20pt"/>
    </style:style>
    <style:style style:name="_37__5f_Title_20_and_20_Content-outline7" style:display-name="7_Title and Content-outline7" style:family="presentation" style:parent-style-name="_37__5f_Title_20_and_20_Content-outline6">
      <style:paragraph-properties fo:margin-top="0.1cm" fo:margin-bottom="0cm"/>
      <style:text-properties fo:font-size="20pt" style:font-size-asian="20pt" style:font-size-complex="20pt"/>
    </style:style>
    <style:style style:name="_37__5f_Title_20_and_20_Content-outline8" style:display-name="7_Title and Content-outline8" style:family="presentation" style:parent-style-name="_37__5f_Title_20_and_20_Content-outline7">
      <style:paragraph-properties fo:margin-top="0.1cm" fo:margin-bottom="0cm"/>
      <style:text-properties fo:font-size="20pt" style:font-size-asian="20pt" style:font-size-complex="20pt"/>
    </style:style>
    <style:style style:name="_37__5f_Title_20_and_20_Content-outline9" style:display-name="7_Title and Content-outline9" style:family="presentation" style:parent-style-name="_37__5f_Title_20_and_20_Content-outline8">
      <style:paragraph-properties fo:margin-top="0.1cm" fo:margin-bottom="0cm"/>
      <style:text-properties fo:font-size="20pt" style:font-size-asian="20pt" style:font-size-complex="20pt"/>
    </style:style>
    <style:style style:name="_37__5f_Title_20_and_20_Content-subtitle" style:display-name="7_Title and Content-subtitle" style:family="presentation">
      <style:graphic-properties draw:stroke="none" draw:fill="none" draw:textarea-vertical-align="middle">
        <text:list-style style:name="_37__5f_Title_20_and_20_Content-subtitle" style:display-name="7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Title_20_and_20_Content-title" style:display-name="7_Title and Content-title" style:family="presentation">
      <style:graphic-properties draw:stroke="none" draw:fill="none" draw:textarea-vertical-align="middle">
        <text:list-style style:name="_37__5f_Title_20_and_20_Content-title" style:display-name="7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style style:name="_35__5f_Title_20_Slide-background" style:display-name="5_Title Slide-background" style:family="presentation">
      <style:graphic-properties draw:stroke="none" draw:fill="bitmap" draw:fill-image-name="msFillBitmap_20_7" style:repeat="stretch"/>
      <style:text-properties style:letter-kerning="true"/>
    </style:style>
    <style:style style:name="_35__5f_Title_20_Slide-backgroundobjects" style:display-name="5_Title Slide-backgroundobjects" style:family="presentation">
      <style:graphic-properties draw:textarea-horizontal-align="justify" draw:shadow="hidden" draw:shadow-offset-x="0.2cm" draw:shadow-offset-y="0.2cm" draw:shadow-color="#808080"/>
      <style:text-properties style:letter-kerning="true"/>
    </style:style>
    <style:style style:name="_35__5f_Title_20_Slide-notes" style:display-name="5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outline1" style:display-name="5_Title Slide-outline1" style:family="presentation">
      <style:graphic-properties draw:stroke="none" draw:fill="none" draw:auto-grow-height="false" draw:fit-to-size="shrink-to-fit">
        <text:list-style style:name="_35__5f_Title_20_Slide-outline1" style:display-name="5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venirNext LT Pro Regular1" fo:font-family="'AvenirNext LT Pro Regular'" style:font-family-generic="swiss" style:font-pitch="variable" fo:font-size="16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he" style:country-asian="IL" style:font-style-asian="normal" style:font-weight-asian="normal" style:font-name-complex="Arial1" style:font-family-complex="Arial" style:font-size-complex="16pt" style:language-complex="he" style:country-complex="IL" style:font-style-complex="normal" style:font-weight-complex="normal" style:text-emphasize="none" style:font-relief="none" style:text-overline-style="none" style:text-overline-color="font-color" fo:hyphenate="false"/>
    </style:style>
    <style:style style:name="_35__5f_Title_20_Slide-outline2" style:display-name="5_Title Slide-outline2" style:family="presentation" style:parent-style-name="_35__5f_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2pt" fo:letter-spacing="normal" fo:font-style="normal" style:text-underline-style="none" fo:font-weight="normal" style:font-size-asian="12pt" style:font-style-asian="normal" style:font-weight-asian="normal" style:font-name-complex="Arial1" style:font-family-complex="Arial" style:font-size-complex="12pt" style:font-style-complex="normal" style:font-weight-complex="normal" fo:hyphenate="false"/>
    </style:style>
    <style:style style:name="_35__5f_Title_20_Slide-outline3" style:display-name="5_Title Slide-outline3" style:family="presentation" style:parent-style-name="_35__5f_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5__5f_Title_20_Slide-outline4" style:display-name="5_Title Slide-outline4" style:family="presentation" style:parent-style-name="_35__5f_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venirNext LT Pro Regular1" fo:font-family="'AvenirNext LT Pro Regular'" style:font-family-generic="swiss" style:font-pitch="variable" fo:font-size="11pt" fo:letter-spacing="normal" fo:font-style="normal" style:text-underline-style="none" fo:font-weight="normal" style:font-size-asian="11pt" style:font-style-asian="normal" style:font-weight-asian="normal" style:font-name-complex="Arial1" style:font-family-complex="Arial" style:font-size-complex="11pt" style:font-style-complex="normal" style:font-weight-complex="normal" fo:hyphenate="false"/>
    </style:style>
    <style:style style:name="_35__5f_Title_20_Slide-outline5" style:display-name="5_Title Slide-outline5" style:family="presentation" style:parent-style-name="_35__5f_Title_20_Slide-outline4">
      <style:paragraph-properties fo:margin-top="0.1cm" fo:margin-bottom="0cm"/>
      <style:text-properties fo:font-size="20pt" style:font-size-asian="20pt" style:font-size-complex="20pt"/>
    </style:style>
    <style:style style:name="_35__5f_Title_20_Slide-outline6" style:display-name="5_Title Slide-outline6" style:family="presentation" style:parent-style-name="_35__5f_Title_20_Slide-outline5">
      <style:paragraph-properties fo:margin-top="0.1cm" fo:margin-bottom="0cm"/>
      <style:text-properties fo:font-size="20pt" style:font-size-asian="20pt" style:font-size-complex="20pt"/>
    </style:style>
    <style:style style:name="_35__5f_Title_20_Slide-outline7" style:display-name="5_Title Slide-outline7" style:family="presentation" style:parent-style-name="_35__5f_Title_20_Slide-outline6">
      <style:paragraph-properties fo:margin-top="0.1cm" fo:margin-bottom="0cm"/>
      <style:text-properties fo:font-size="20pt" style:font-size-asian="20pt" style:font-size-complex="20pt"/>
    </style:style>
    <style:style style:name="_35__5f_Title_20_Slide-outline8" style:display-name="5_Title Slide-outline8" style:family="presentation" style:parent-style-name="_35__5f_Title_20_Slide-outline7">
      <style:paragraph-properties fo:margin-top="0.1cm" fo:margin-bottom="0cm"/>
      <style:text-properties fo:font-size="20pt" style:font-size-asian="20pt" style:font-size-complex="20pt"/>
    </style:style>
    <style:style style:name="_35__5f_Title_20_Slide-outline9" style:display-name="5_Title Slide-outline9" style:family="presentation" style:parent-style-name="_35__5f_Title_20_Slide-outline8">
      <style:paragraph-properties fo:margin-top="0.1cm" fo:margin-bottom="0cm"/>
      <style:text-properties fo:font-size="20pt" style:font-size-asian="20pt" style:font-size-complex="20pt"/>
    </style:style>
    <style:style style:name="_35__5f_Title_20_Slide-subtitle" style:display-name="5_Title Slide-subtitle" style:family="presentation">
      <style:graphic-properties draw:stroke="none" draw:fill="none" draw:textarea-vertical-align="middle">
        <text:list-style style:name="_35__5f_Title_20_Slide-subtitle" style:display-name="5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title" style:display-name="5_Title Slide-title" style:family="presentation">
      <style:graphic-properties draw:stroke="none" draw:fill="none" draw:textarea-vertical-align="middle">
        <text:list-style style:name="_35__5f_Title_20_Slide-title" style:display-name="5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venir 051731" fo:font-family="'Avenir 05173'"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Arial1" style:font-family-complex="Arial"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solid" draw:fill-color="#000000"/>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solid" draw:fill-color="#eaeaea"/>
    </style:style>
    <style:style style:name="Mdp8" style:family="drawing-page">
      <style:drawing-page-properties draw:background-size="border" draw:fill="bitmap" draw:fill-image-name="msFillBitmap_20_6" style:repeat="stretch"/>
    </style:style>
    <style:style style:name="Mdp9" style:family="drawing-page">
      <style:drawing-page-properties draw:background-size="border" draw:fill="bitmap" draw:fill-image-name="msFillBitmap_20_7" style:repeat="stretch"/>
    </style:style>
    <style:style style:name="Mdp10"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miter"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stroke-linejoin="miter" draw:fill="none"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cm" draw:fill="none" draw:textarea-vertical-align="middle" draw:auto-grow-height="false" draw:fit-to-size="shrink-to-fit" fo:min-height="0cm" fo:min-width="0cm" fo:padding-top="0cm" fo:padding-bottom="0cm" fo:padding-left="0cm" fo:padding-right="0cm" fo:wrap-option="wrap"/>
    </style:style>
    <style:style style:name="Mgr8" style:family="graphic" style:parent-style-name="standard">
      <style:graphic-properties draw:stroke="solid" svg:stroke-width="0.159cm" svg:stroke-color="#00db9f" draw:stroke-linejoin="miter"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graphic-properties draw:stroke="solid" svg:stroke-width="0.018cm" svg:stroke-color="#a0a1a2" draw:stroke-linejoin="miter"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solid" svg:stroke-width="0.035cm" svg:stroke-color="#000000" draw:stroke-linejoin="miter"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solid" svg:stroke-width="0.018cm" svg:stroke-color="#00db9f" draw:stroke-linejoin="miter" draw:fill="none" draw:textarea-horizontal-align="center" draw:textarea-vertical-align="top" draw:auto-grow-height="false" fo:padding-top="0.125cm" fo:padding-bottom="0.125cm" fo:padding-left="0.25cm" fo:padding-right="0.25cm" fo:wrap-option="wrap"/>
    </style:style>
    <style:style style:name="Mgr12" style:family="graphic" style:parent-style-name="standard">
      <style:graphic-properties draw:stroke="solid" svg:stroke-width="0.141cm" svg:stroke-color="#00db9f"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_31__5f_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 style:family="presentation" style:parent-style-name="_31__5f_Title_20_Slide-backgroundobjects">
      <style:graphic-properties draw:stroke="none" draw:fill="none" draw:fill-color="#ffffff" draw:auto-grow-height="false" fo:min-height="1.485cm"/>
    </style:style>
    <style:style style:name="Mpr7" style:family="presentation" style:parent-style-name="_31__5f_Title_20_Slide-backgroundobjects">
      <style:graphic-properties draw:stroke="none" draw:fill="none" draw:fill-color="#ffffff" draw:textarea-vertical-align="bottom" draw:auto-grow-height="false" fo:min-height="1.485cm"/>
    </style:style>
    <style:style style:name="Mpr8" style:family="presentation" style:parent-style-name="_32__5f_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 style:family="presentation" style:parent-style-name="_32__5f_Title_20_Slide-backgroundobjects">
      <style:graphic-properties draw:stroke="none" draw:fill="none" draw:fill-color="#ffffff" draw:auto-grow-height="false" fo:min-height="1.485cm"/>
    </style:style>
    <style:style style:name="Mpr10" style:family="presentation" style:parent-style-name="_32__5f_Title_20_Slide-backgroundobjects">
      <style:graphic-properties draw:stroke="none" draw:fill="none" draw:fill-color="#ffffff" draw:textarea-vertical-align="bottom" draw:auto-grow-height="false" fo:min-height="1.485cm"/>
    </style:style>
    <style:style style:name="Mpr11" style:family="presentation" style:parent-style-name="_33__5f_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12" style:family="presentation" style:parent-style-name="_33__5f_Title_20_Slide-backgroundobjects">
      <style:graphic-properties draw:stroke="none" draw:fill="none" draw:fill-color="#ffffff" draw:auto-grow-height="false" fo:min-height="1.485cm"/>
    </style:style>
    <style:style style:name="Mpr13" style:family="presentation" style:parent-style-name="_33__5f_Title_20_Slide-backgroundobjects">
      <style:graphic-properties draw:stroke="none" draw:fill="none" draw:fill-color="#ffffff" draw:textarea-vertical-align="bottom" draw:auto-grow-height="false" fo:min-height="1.485cm"/>
    </style:style>
    <style:style style:name="Mpr14" style:family="presentation" style:parent-style-name="_31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5" style:family="presentation" style:parent-style-name="_31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6" style:family="presentation" style:parent-style-name="_31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17" style:family="presentation" style:parent-style-name="_31__5f_Title_20_and_20_Content-backgroundobjects">
      <style:graphic-properties draw:stroke="none" draw:fill="none" draw:fill-color="#ffffff" draw:auto-grow-height="false" fo:min-height="1.485cm"/>
    </style:style>
    <style:style style:name="Mpr18" style:family="presentation" style:parent-style-name="_31__5f_Title_20_and_20_Content-backgroundobjects">
      <style:graphic-properties draw:stroke="none" draw:fill="none" draw:fill-color="#ffffff" draw:textarea-vertical-align="bottom" draw:auto-grow-height="false" fo:min-height="1.485cm"/>
    </style:style>
    <style:style style:name="Mpr19" style:family="presentation" style:parent-style-name="_32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0" style:family="presentation" style:parent-style-name="_32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1" style:family="presentation" style:parent-style-name="_32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22" style:family="presentation" style:parent-style-name="_32__5f_Title_20_and_20_Content-backgroundobjects">
      <style:graphic-properties draw:stroke="none" draw:fill="none" draw:fill-color="#ffffff" draw:auto-grow-height="false" fo:min-height="1.485cm"/>
    </style:style>
    <style:style style:name="Mpr23" style:family="presentation" style:parent-style-name="_32__5f_Title_20_and_20_Content-backgroundobjects">
      <style:graphic-properties draw:stroke="none" draw:fill="none" draw:fill-color="#ffffff" draw:textarea-vertical-align="bottom" draw:auto-grow-height="false" fo:min-height="1.485cm"/>
    </style:style>
    <style:style style:name="Mpr24" style:family="presentation" style:parent-style-name="_33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5" style:family="presentation" style:parent-style-name="_33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6" style:family="presentation" style:parent-style-name="_33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27" style:family="presentation" style:parent-style-name="_33__5f_Title_20_and_20_Content-backgroundobjects">
      <style:graphic-properties draw:stroke="none" draw:fill="none" draw:fill-color="#ffffff" draw:auto-grow-height="false" fo:min-height="1.485cm"/>
    </style:style>
    <style:style style:name="Mpr28" style:family="presentation" style:parent-style-name="_33__5f_Title_20_and_20_Content-backgroundobjects">
      <style:graphic-properties draw:stroke="none" draw:fill="none" draw:fill-color="#ffffff" draw:textarea-vertical-align="bottom" draw:auto-grow-height="false" fo:min-height="1.485cm"/>
    </style:style>
    <style:style style:name="Mpr29" style:family="presentation" style:parent-style-name="_34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0" style:family="presentation" style:parent-style-name="_34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1" style:family="presentation" style:parent-style-name="_34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32" style:family="presentation" style:parent-style-name="_34__5f_Title_20_and_20_Content-backgroundobjects">
      <style:graphic-properties draw:stroke="none" draw:fill="none" draw:fill-color="#ffffff" draw:auto-grow-height="false" fo:min-height="1.485cm"/>
    </style:style>
    <style:style style:name="Mpr33" style:family="presentation" style:parent-style-name="_34__5f_Title_20_and_20_Content-backgroundobjects">
      <style:graphic-properties draw:stroke="none" draw:fill="none" draw:fill-color="#ffffff" draw:textarea-vertical-align="bottom" draw:auto-grow-height="false" fo:min-height="1.485cm"/>
    </style:style>
    <style:style style:name="Mpr34" style:family="presentation" style:parent-style-name="_34__5f_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35" style:family="presentation" style:parent-style-name="_34__5f_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36" style:family="presentation" style:parent-style-name="_34__5f_Title_20_Slide-backgroundobjects">
      <style:graphic-properties draw:stroke="none" draw:fill="none" draw:fill-color="#ffffff" draw:auto-grow-height="false" fo:min-height="1.485cm"/>
    </style:style>
    <style:style style:name="Mpr37" style:family="presentation" style:parent-style-name="_34__5f_Title_20_Slide-backgroundobjects">
      <style:graphic-properties draw:stroke="none" draw:fill="none" draw:fill-color="#ffffff" draw:textarea-vertical-align="bottom" draw:auto-grow-height="false" fo:min-height="1.485cm"/>
    </style:style>
    <style:style style:name="Mpr38" style:family="presentation" style:parent-style-name="_35__5f_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39" style:family="presentation" style:parent-style-name="_35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40" style:family="presentation" style:parent-style-name="_35__5f_Title_20_and_20_Content-backgroundobjects">
      <style:graphic-properties draw:stroke="none" draw:fill="none" draw:fill-color="#ffffff" draw:auto-grow-height="false" fo:min-height="1.485cm"/>
    </style:style>
    <style:style style:name="Mpr41" style:family="presentation" style:parent-style-name="_35__5f_Title_20_and_20_Content-backgroundobjects">
      <style:graphic-properties draw:stroke="none" draw:fill="none" draw:fill-color="#ffffff" draw:textarea-vertical-align="bottom" draw:auto-grow-height="false" fo:min-height="1.485cm"/>
    </style:style>
    <style:style style:name="Mpr4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3"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46" style:family="presentation" style:parent-style-name="Title_20_and_20_Content-backgroundobjects">
      <style:graphic-properties draw:stroke="none" draw:fill="none" draw:fill-color="#ffffff" draw:auto-grow-height="false" fo:min-height="1.485cm"/>
    </style:style>
    <style:style style:name="Mpr47" style:family="presentation" style:parent-style-name="Title_20_and_20_Content-backgroundobjects">
      <style:graphic-properties draw:stroke="none" draw:fill="none" draw:fill-color="#ffffff" draw:textarea-vertical-align="bottom" draw:auto-grow-height="false" fo:min-height="1.485cm"/>
    </style:style>
    <style:style style:name="Mpr48" style:family="presentation" style:parent-style-name="_36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9" style:family="presentation" style:parent-style-name="_36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_36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51" style:family="presentation" style:parent-style-name="_36__5f_Title_20_and_20_Content-backgroundobjects">
      <style:graphic-properties draw:stroke="none" draw:fill="none" draw:fill-color="#ffffff" draw:auto-grow-height="false" fo:min-height="1.485cm"/>
    </style:style>
    <style:style style:name="Mpr52" style:family="presentation" style:parent-style-name="_36__5f_Title_20_and_20_Content-backgroundobjects">
      <style:graphic-properties draw:stroke="none" draw:fill="none" draw:fill-color="#ffffff" draw:textarea-vertical-align="bottom" draw:auto-grow-height="false" fo:min-height="1.485cm"/>
    </style:style>
    <style:style style:name="Mpr53" style:family="presentation" style:parent-style-name="_37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4" style:family="presentation" style:parent-style-name="_37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55" style:family="presentation" style:parent-style-name="_37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cm" fo:wrap-option="wrap"/>
    </style:style>
    <style:style style:name="Mpr56" style:family="presentation" style:parent-style-name="_37__5f_Title_20_and_20_Content-backgroundobjects">
      <style:graphic-properties draw:stroke="none" draw:fill="none" draw:fill-color="#ffffff" draw:auto-grow-height="false" fo:min-height="1.485cm"/>
    </style:style>
    <style:style style:name="Mpr57" style:family="presentation" style:parent-style-name="_37__5f_Title_20_and_20_Content-backgroundobjects">
      <style:graphic-properties draw:stroke="none" draw:fill="none" draw:fill-color="#ffffff" draw:textarea-vertical-align="bottom" draw:auto-grow-height="false" fo:min-height="1.485cm"/>
    </style:style>
    <style:style style:name="Mpr58" style:family="presentation" style:parent-style-name="_35__5f_Title_20_Slide-backgroundobjects">
      <style:graphic-properties draw:stroke="none" draw:fill="none" draw:fill-color="#ffffff" draw:auto-grow-height="false" fo:min-height="1.485cm"/>
    </style:style>
    <style:style style:name="Mpr59" style:family="presentation" style:parent-style-name="_35__5f_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top="0cm" fo:margin-bottom="0cm" fo:line-height="9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style:paragraph-properties fo:text-align="start"/>
    </style:style>
    <style:style style:name="MP19" style:family="paragraph">
      <style:paragraph-properties fo:margin-left="0cm" fo:margin-right="0cm" fo:text-indent="0cm">
        <style:tab-stops>
          <style:tab-stop style:position="0cm"/>
        </style:tab-stops>
      </style:paragraph-properties>
    </style:style>
    <style:style style:name="MP20" style:family="paragraph">
      <loext:graphic-properties draw:fill="none"/>
      <style:paragraph-properties fo:text-align="start" style:font-independent-line-spacing="true"/>
      <style:text-properties fo:font-size="9pt"/>
    </style:style>
    <style:style style:name="MP21"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style:paragraph-properties fo:margin-left="0cm" fo:margin-right="0cm" fo:margin-top="0.494cm" fo:margin-bottom="0cm" fo:line-height="100%" fo:text-align="start" fo:text-indent="0cm" style:punctuation-wrap="hanging" style:writing-mode="lr-tb">
        <style:tab-stops>
          <style:tab-stop style:position="0cm"/>
        </style:tab-stops>
      </style:paragraph-properties>
      <style:text-properties fo:hyphenate="false"/>
    </style:style>
    <style:style style:name="MP23" style:family="paragraph">
      <style:paragraph-properties fo:margin-top="0cm" fo:margin-bottom="0cm" fo:line-height="100%" fo:text-align="center"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32pt"/>
    </style:style>
    <style:style style:name="MP25" style:family="paragraph">
      <style:paragraph-properties fo:margin-left="0cm" fo:margin-right="0cm" fo:text-indent="0cm"/>
    </style:style>
    <style:style style:name="MP2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27" style:family="paragraph">
      <loext:graphic-properties draw:fill="none"/>
      <style:paragraph-properties fo:text-align="start" style:font-independent-line-spacing="true"/>
      <style:text-properties fo:font-size="16pt"/>
    </style:style>
    <style:style style:name="MP28" style:family="paragraph">
      <loext:graphic-properties draw:fill="none"/>
      <style:paragraph-properties fo:text-align="start" style:font-independent-line-spacing="true"/>
      <style:text-properties fo:font-size="10pt"/>
    </style:style>
    <style:style style:name="MP29" style:family="paragraph">
      <loext:graphic-properties draw:fill="none"/>
      <style:paragraph-properties fo:text-align="start" style:font-independent-line-spacing="true"/>
      <style:text-properties fo:font-size="8pt"/>
    </style:style>
    <style:style style:name="MP30"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31" style:family="paragraph">
      <style:paragraph-properties fo:margin-left="0cm" fo:margin-right="0cm" fo:margin-top="0cm" fo:margin-bottom="0cm" fo:line-height="15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style:text-line-through-style="none" style:text-line-through-type="none" style:text-position="0% 100%" style:font-name="Avenir 051731" fo:font-size="60pt" fo:letter-spacing="normal" fo:font-style="normal" style:text-underline-style="none" fo:font-weight="normal" style:font-size-asian="60pt" style:font-style-asian="normal" style:font-weight-asian="normal" style:font-name-complex="Arial1" style:font-size-complex="6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venir 05173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venir" fo:font-size="9pt" fo:letter-spacing="0.176cm"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5" style:family="text">
      <style:text-properties fo:text-transform="uppercase" fo:color="#000000" style:text-line-through-style="none" style:text-line-through-type="none" style:text-position="0% 100%" style:font-name="Avenir 051731" fo:font-size="16pt" fo:letter-spacing="0.14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venir 051731" fo:font-size="9pt" fo:letter-spacing="0.176cm"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7" style:family="text">
      <style:text-properties fo:text-transform="uppercase" fo:color="#ffffff" style:text-line-through-style="none" style:text-line-through-type="none" style:text-position="0% 100%" style:font-name="Avenir 051731" fo:font-size="16pt" fo:letter-spacing="0.14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MT8" style:family="text">
      <style:text-properties fo:text-transform="uppercase" fo:color="#ffffff" style:text-line-through-style="none" style:text-line-through-type="none" style:text-position="0% 100%" style:font-name="Avenir 051731" fo:font-size="9pt" fo:letter-spacing="0.071cm"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9" style:family="text">
      <style:text-properties fo:text-transform="uppercase" fo:color="#000000" style:text-line-through-style="none" style:text-line-through-type="none" style:text-position="0% 100%" style:font-name="Avenir 05173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10" style:family="text">
      <style:text-properties fo:text-transform="uppercase" fo:color="#000000" style:text-line-through-style="none" style:text-line-through-type="none" style:text-position="0% 100%" style:font-name="AvenirNext LT Pro Regular1" fo:font-size="9pt" fo:letter-spacing="0.071cm"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venir 05173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venirNext LT Pro Regular1" fo:font-size="9pt" fo:letter-spacing="0.071cm"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13" style:family="text">
      <style:text-properties fo:text-transform="uppercase" fo:color="#ffffff" style:text-line-through-style="none" style:text-line-through-type="none" style:text-position="0% 100%" style:font-name="Avenir2" fo:font-size="32pt" fo:letter-spacing="0.106cm"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MT14" style:family="text">
      <style:text-properties fo:text-transform="uppercase" fo:color="#00db9f" style:text-line-through-style="none" style:text-line-through-type="none" style:text-position="0% 100%" style:font-name="AvenirNext LT Pro Regular1" fo:font-size="9pt" fo:letter-spacing="0.071cm"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venirNext LT Pro Regular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venirNext LT Pro Regular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venirNext LT Pro Regular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venirNext LT Pro Regular1" fo:font-size="11pt" fo:letter-spacing="normal"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MT19" style:family="text">
      <style:text-properties fo:font-variant="normal" fo:text-transform="none" fo:color="#8b8b8b" style:text-line-through-style="none" style:text-line-through-type="none" style:text-position="0% 100%" style:font-name="Avenir 05173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MT20" style:family="text">
      <style:text-properties fo:text-transform="uppercase" fo:color="#000000" style:text-line-through-style="none" style:text-line-through-type="none" style:text-position="0% 100%" style:font-name="AvenirNext LT Pro Regular1" fo:font-size="10pt" fo:letter-spacing="0.071cm"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21" style:family="text">
      <style:text-properties fo:text-transform="uppercase" fo:color="#000000" style:text-line-through-style="none" style:text-line-through-type="none" style:text-position="0% 100%" style:font-name="Avenir2" fo:font-size="8pt" fo:letter-spacing="0.071cm"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MT22" style:family="text">
      <style:text-properties fo:font-variant="normal" fo:text-transform="none" fo:color="#000000" style:text-line-through-style="none" style:text-line-through-type="none" style:text-position="0% 100%" style:font-name="AvenirNext LT Pro Regular1" fo:font-size="8pt" fo:letter-spacing="0.071cm"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MT23" style:family="text">
      <style:text-properties fo:font-variant="normal" fo:text-transform="none" fo:color="#ffffff" style:text-line-through-style="none" style:text-line-through-type="none" style:text-position="0% 100%" style:font-name="Avenir" fo:font-size="40pt" fo:letter-spacing="0.212cm" fo:font-style="normal" style:text-underline-style="none" fo:font-weight="normal" style:font-size-asian="40pt" style:font-style-asian="normal" style:font-weight-asian="normal" style:font-name-complex="Arial1" style:font-size-complex="40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Avenir2" fo:font-size="10pt" fo:letter-spacing="0.046cm" fo:font-style="normal" style:text-underline-style="none" fo:font-weight="normal"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5" draw:layer="backgroundobjects" svg:width="2.116cm" svg:height="0.633cm" svg:x="1.177cm" svg:y="17.224cm">
        <draw:image xlink:href="Pictures/10000201000006EA00000212825BE2E5DEBCDBA1.png" xlink:type="simple" xlink:show="embed" xlink:actuate="onLoad">
          <text:p/>
        </draw:image>
      </draw:frame>
      <draw:frame draw:name="Title 1" presentation:style-name="Mpr1" draw:text-style-name="MP7" draw:layer="backgroundobjects" svg:width="14.194cm" svg:height="6.631cm" svg:x="1.099cm" svg:y="1.307cm" presentation:class="title" presentation:user-transformed="true">
        <draw:text-box>
          <text:p text:style-name="MP6"><text:span text:style-name="MT2">Click to edit Master title style</text:span></text:p>
        </draw:text-box>
      </draw:frame>
      <draw:line draw:name="Straight Connector 9" draw:style-name="Mgr4" draw:text-style-name="MP5" draw:layer="backgroundobjects" svg:x1="29.915cm" svg:y1="17.539cm" svg:x2="29.916cm" svg:y2="17.9cm">
        <text:p/>
      </draw:line>
      <draw:frame draw:name="Picture 14" draw:style-name="Mgr3" draw:text-style-name="MP5" draw:layer="backgroundobjects" svg:width="2.273cm" svg:height="0.734cm" svg:x="1.093cm" svg:y="17.19cm">
        <draw:image xlink:href="Pictures/100002010000078A00000270609B63055AAE81E5.png" xlink:type="simple" xlink:show="embed" xlink:actuate="onLoad">
          <text:p/>
        </draw:image>
      </draw:frame>
      <draw:custom-shape draw:name="Rectangle 17" draw:style-name="Mgr5" draw:text-style-name="MP9" draw:layer="backgroundobjects" svg:width="3.477cm" svg:height="0.948cm" svg:x="29.886cm" svg:y="17.238cm">
        <text:p text:style-name="MP8"><text:span text:style-name="MT3">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7" presentation:style-name="Mpr2" draw:text-style-name="MP11" draw:layer="backgroundobjects" svg:width="2.337cm" svg:height="1.013cm" svg:x="27.429cm" svg:y="17.205cm" presentation:class="date-time" presentation:user-transformed="true">
        <draw:text-box>
          <text:p text:style-name="MP10"><text:span text:style-name="MT3"><text:date style:data-style-name="D1" text:date-value="2019-08-13">8/13/19</text:dat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Slide" style:display-name="1_Title Slide" style:page-layout-name="PM1" draw:style-name="Mdp2">
      <draw:frame draw:name="Picture 6" draw:style-name="Mgr3" draw:text-style-name="MP5" draw:layer="backgroundobjects" drawooo:display="printer" svg:width="2.116cm" svg:height="0.633cm" svg:x="1.177cm" svg:y="17.224cm">
        <draw:image xlink:href="Pictures/10000201000006EA00000212670436913E41D53B.png" xlink:type="simple" xlink:show="embed" xlink:actuate="onLoad">
          <text:p/>
        </draw:image>
      </draw:frame>
      <draw:frame draw:name="Date Placeholder 3" presentation:style-name="Mpr5" draw:text-style-name="MP13" draw:layer="backgroundobjects" svg:width="3.654cm" svg:height="1.013cm" svg:x="5.38cm" svg:y="13.6cm" presentation:class="date-time" presentation:user-transformed="true">
        <draw:text-box>
          <text:p text:style-name="MP12"><text:span text:style-name="MT4"><text:date style:data-style-name="D1" text:date-value="2019-08-13">8/13/19</text:date></text:span></text:p>
        </draw:text-box>
      </draw:frame>
      <draw:line draw:name="Straight Connector 9" draw:style-name="Mgr6" draw:text-style-name="MP5" draw:layer="backgroundobjects" svg:x1="8.951cm" svg:y1="13.943cm" svg:x2="8.952cm" svg:y2="14.287cm">
        <text:p/>
      </draw:line>
      <draw:frame draw:name="Picture 8" draw:style-name="Mgr3" draw:text-style-name="MP5" draw:layer="backgroundobjects" svg:width="5.939cm" svg:height="1.778cm" svg:x="5.411cm" svg:y="6.353cm">
        <draw:image xlink:href="Pictures/10000201000006EA00000212ECF1497345E6E9E4.png" xlink:type="simple" xlink:show="embed" xlink:actuate="onLoad">
          <text:p/>
        </draw:image>
      </draw:frame>
      <draw:custom-shape draw:name="Rectangle 10" draw:style-name="Mgr5" draw:text-style-name="MP9" draw:layer="backgroundobjects" svg:width="12.617cm" svg:height="1.269cm" svg:x="2.135cm" svg:y="9.246cm">
        <text:p text:style-name="MP14"><text:span text:style-name="MT5">The personal 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7" draw:text-style-name="MP9" draw:layer="backgroundobjects" svg:width="3.477cm" svg:height="0.948cm" svg:x="9.274cm" svg:y="13.666cm">
        <text:p text:style-name="MP15"><text:span text:style-name="MT6">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Title_20_Slide-title" draw:layer="backgroundobjects" svg:width="30.479cm" svg:height="3.18cm" svg:x="1.693cm" svg:y="0.76cm" presentation:class="title" presentation:placeholder="true">
        <draw:text-box/>
      </draw:frame>
      <draw:frame presentation:style-name="_31__5f_Title_20_Slide-outline1" draw:layer="backgroundobjects" svg:width="30.479cm" svg:height="11.048cm" svg:x="1.693cm" svg:y="4.457cm" presentation:class="outline" presentation:placeholder="true">
        <draw:text-box/>
      </draw:frame>
      <presentation:notes style:page-layout-name="PM0">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Title_20_Slide" style:display-name="2_Title Slide" style:page-layout-name="PM1" draw:style-name="Mdp3">
      <draw:frame draw:name="Picture 6" draw:style-name="Mgr3" draw:text-style-name="MP5" draw:layer="backgroundobjects" drawooo:display="printer" svg:width="2.116cm" svg:height="0.633cm" svg:x="1.177cm" svg:y="17.224cm">
        <draw:image xlink:href="Pictures/10000201000006EA000002128BC5ACD8F9572B17.png" xlink:type="simple" xlink:show="embed" xlink:actuate="onLoad">
          <text:p/>
        </draw:image>
      </draw:frame>
      <draw:frame draw:name="Date Placeholder 3" presentation:style-name="Mpr8" draw:text-style-name="MP13" draw:layer="backgroundobjects" svg:width="3.654cm" svg:height="1.013cm" svg:x="19.861cm" svg:y="14.297cm" presentation:class="date-time" presentation:user-transformed="true">
        <draw:text-box>
          <text:p text:style-name="MP12"><text:span text:style-name="MT4"><text:date style:data-style-name="D1" text:date-value="2019-08-13">8/13/19</text:date></text:span></text:p>
        </draw:text-box>
      </draw:frame>
      <draw:line draw:name="Straight Connector 9" draw:style-name="Mgr6" draw:text-style-name="MP5" draw:layer="backgroundobjects" svg:x1="23.432cm" svg:y1="14.615cm" svg:x2="23.433cm" svg:y2="14.959cm">
        <text:p/>
      </draw:line>
      <draw:frame draw:name="Picture 8" draw:style-name="Mgr3" draw:text-style-name="MP5" draw:layer="backgroundobjects" svg:width="5.939cm" svg:height="1.778cm" svg:x="19.875cm" svg:y="6.035cm">
        <draw:image xlink:href="Pictures/10000201000006EA0000021263DB902B6B82D6A3.png" xlink:type="simple" xlink:show="embed" xlink:actuate="onLoad">
          <text:p/>
        </draw:image>
      </draw:frame>
      <draw:custom-shape draw:name="Rectangle 10" draw:style-name="Mgr5" draw:text-style-name="MP9" draw:layer="backgroundobjects" svg:width="12.617cm" svg:height="1.269cm" svg:x="16.599cm" svg:y="8.929cm">
        <text:p text:style-name="MP14"><text:span text:style-name="MT5">The personal 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7" draw:text-style-name="MP9" draw:layer="backgroundobjects" svg:width="3.477cm" svg:height="0.948cm" svg:x="23.904cm" svg:y="14.34cm">
        <text:p text:style-name="MP15"><text:span text:style-name="MT6">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2__5f_Title_20_Slide-title" draw:layer="backgroundobjects" svg:width="30.479cm" svg:height="3.18cm" svg:x="1.693cm" svg:y="0.76cm" presentation:class="title" presentation:placeholder="true">
        <draw:text-box/>
      </draw:frame>
      <draw:frame presentation:style-name="_32__5f_Title_20_Slide-outline1" draw:layer="backgroundobjects" svg:width="30.479cm" svg:height="11.048cm" svg:x="1.693cm" svg:y="4.457cm" presentation:class="outline" presentation:placeholder="true">
        <draw:text-box/>
      </draw:frame>
      <presentation:notes style:page-layout-name="PM0">
        <draw:page-thumbnail presentation:style-name="_32__5f_Title_20_Slide-title" draw:layer="backgroundobjects" svg:width="19.798cm" svg:height="11.136cm" svg:x="0.6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Title_20_Slide" style:display-name="3_Title Slide" style:page-layout-name="PM1" draw:style-name="Mdp4">
      <draw:frame draw:name="Picture 6" draw:style-name="Mgr3" draw:text-style-name="MP5" draw:layer="backgroundobjects" drawooo:display="printer" svg:width="2.116cm" svg:height="0.633cm" svg:x="1.177cm" svg:y="17.224cm">
        <draw:image xlink:href="Pictures/10000201000006EA0000021263DB902B6B82D6A3.png" xlink:type="simple" xlink:show="embed" xlink:actuate="onLoad">
          <text:p/>
        </draw:image>
      </draw:frame>
      <draw:frame draw:name="Picture 8" draw:style-name="Mgr3" draw:text-style-name="MP5" draw:layer="backgroundobjects" svg:width="6.572cm" svg:height="2.124cm" svg:x="13.636cm" svg:y="7.434cm">
        <draw:image xlink:href="Pictures/100002010000078A00000270E924B6813CC4FDEE.png" xlink:type="simple" xlink:show="embed" xlink:actuate="onLoad">
          <text:p/>
        </draw:image>
      </draw:frame>
      <draw:custom-shape draw:name="Rectangle 10" draw:style-name="Mgr5" draw:text-style-name="MP9" draw:layer="backgroundobjects" svg:width="12.617cm" svg:height="1.269cm" svg:x="10.693cm" svg:y="10.605cm">
        <text:p text:style-name="MP14"><text:span text:style-name="MT7">The personal 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 draw:style-name="Mgr4" draw:text-style-name="MP5" draw:layer="backgroundobjects" svg:x1="29.915cm" svg:y1="17.539cm" svg:x2="29.916cm" svg:y2="17.9cm">
        <text:p/>
      </draw:line>
      <draw:custom-shape draw:name="Rectangle 13" draw:style-name="Mgr5" draw:text-style-name="MP9" draw:layer="backgroundobjects" svg:width="12.617cm" svg:height="1.269cm" svg:x="0.93cm" svg:y="17.094cm">
        <text:p text:style-name="MP8"><text:span text:style-name="MT8">A NEW WAY TO CONN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5" draw:text-style-name="MP9" draw:layer="backgroundobjects" svg:width="3.477cm" svg:height="0.948cm" svg:x="29.886cm" svg:y="17.238cm">
        <text:p text:style-name="MP8"><text:span text:style-name="MT3">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7" presentation:style-name="Mpr11" draw:text-style-name="MP11" draw:layer="backgroundobjects" svg:width="2.337cm" svg:height="1.013cm" svg:x="27.429cm" svg:y="17.205cm" presentation:class="date-time" presentation:user-transformed="true">
        <draw:text-box>
          <text:p text:style-name="MP10"><text:span text:style-name="MT3"><text:date style:data-style-name="D1" text:date-value="2019-08-13">8/13/19</text:date></text:span></text:p>
        </draw:text-box>
      </draw:frame>
      <draw:frame presentation:style-name="_33__5f_Title_20_Slide-title" draw:layer="backgroundobjects" svg:width="30.479cm" svg:height="3.18cm" svg:x="1.693cm" svg:y="0.76cm" presentation:class="title" presentation:placeholder="true">
        <draw:text-box/>
      </draw:frame>
      <draw:frame presentation:style-name="_33__5f_Title_20_Slide-outline1" draw:layer="backgroundobjects" svg:width="30.479cm" svg:height="11.048cm" svg:x="1.693cm" svg:y="4.457cm" presentation:class="outline" presentation:placeholder="true">
        <draw:text-box/>
      </draw:frame>
      <presentation:notes style:page-layout-name="PM0">
        <draw:page-thumbnail presentation:style-name="_33__5f_Title_20_Slide-title" draw:layer="backgroundobjects" svg:width="19.798cm" svg:height="11.136cm" svg:x="0.6cm" svg:y="2.257cm" presentation:class="page"/>
        <draw:frame presentation:style-name="_33__5f_Title_20_Slid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and_20_Content" style:display-name="1_Title and Content" style:page-layout-name="PM1" draw:style-name="Mdp5">
      <draw:frame draw:name="Picture 6" draw:style-name="Mgr3" draw:text-style-name="MP5" draw:layer="backgroundobjects" svg:width="2.116cm" svg:height="0.633cm" svg:x="1.177cm" svg:y="17.224cm">
        <draw:image xlink:href="Pictures/10000201000006EA00000212825BE2E5DEBCDBA1.png" xlink:type="simple" xlink:show="embed" xlink:actuate="onLoad">
          <text:p/>
        </draw:image>
      </draw:frame>
      <draw:frame draw:name="Title 1" presentation:style-name="Mpr14" draw:text-style-name="MP17" draw:layer="backgroundobjects" svg:width="18.705cm" svg:height="1.635cm" svg:x="0.908cm" svg:y="0.873cm" presentation:class="title" presentation:user-transformed="true">
        <draw:text-box>
          <text:p text:style-name="MP16"><text:span text:style-name="MT9">Click to edit Master title style</text:span></text:p>
        </draw:text-box>
      </draw:frame>
      <draw:line draw:name="Straight Connector 8" draw:style-name="Mgr8" draw:text-style-name="MP5" draw:layer="backgroundobjects" svg:x1="1.223cm" svg:y1="3.496cm" svg:x2="1.951cm" svg:y2="3.497cm">
        <text:p/>
      </draw:line>
      <draw:line draw:name="Straight Connector 12" draw:style-name="Mgr9" draw:text-style-name="MP5" draw:layer="backgroundobjects" svg:x1="1.197cm" svg:y1="5.117cm" svg:x2="6.158cm" svg:y2="5.118cm">
        <text:p/>
      </draw:line>
      <draw:frame draw:name="Text Placeholder 15" presentation:style-name="Mpr15" draw:text-style-name="MP20" draw:layer="backgroundobjects" svg:width="6.386cm" svg:height="0.812cm" svg:x="0.968cm" svg:y="5.293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
                                    <text:list-item>
                                      <text:p text:style-name="MP19"><text:span text:style-name="MT10">Seventh Outline </text:span><text:span text:style-name="MT10">LevelEdit Master </text:span><text:span text:style-name="MT10">text styles</text:span></text:p>
                                    </text:list-item>
                                  </text:list>
                                </text:list-item>
                              </text:list>
                            </text:list-item>
                          </text:list>
                        </text:list-item>
                      </text:list>
                    </text:list-item>
                  </text:list>
                </text:list-item>
              </text:list>
            </text:list-item>
          </text:list>
        </draw:text-box>
      </draw:frame>
      <draw:line draw:name="Straight Connector 18" draw:style-name="Mgr9" draw:text-style-name="MP5" draw:layer="backgroundobjects" svg:x1="1.197cm" svg:y1="7.498cm" svg:x2="6.158cm" svg:y2="7.499cm">
        <text:p/>
      </draw:line>
      <draw:frame draw:name="Text Placeholder 15" presentation:style-name="Mpr15" draw:text-style-name="MP20" draw:layer="backgroundobjects" svg:width="6.386cm" svg:height="0.812cm" svg:x="0.968cm" svg:y="7.67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0" draw:style-name="Mgr9" draw:text-style-name="MP5" draw:layer="backgroundobjects" svg:x1="1.197cm" svg:y1="9.919cm" svg:x2="6.158cm" svg:y2="9.92cm">
        <text:p/>
      </draw:line>
      <draw:frame draw:name="Text Placeholder 15" presentation:style-name="Mpr15" draw:text-style-name="MP20" draw:layer="backgroundobjects" svg:width="6.386cm" svg:height="0.812cm" svg:x="0.968cm" svg:y="10.095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2" draw:style-name="Mgr9" draw:text-style-name="MP5" draw:layer="backgroundobjects" svg:x1="9.2cm" svg:y1="5.117cm" svg:x2="14.161cm" svg:y2="5.118cm">
        <text:p/>
      </draw:line>
      <draw:frame draw:name="Text Placeholder 15" presentation:style-name="Mpr15" draw:text-style-name="MP20" draw:layer="backgroundobjects" svg:width="6.386cm" svg:height="0.812cm" svg:x="8.972cm" svg:y="5.293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4" draw:style-name="Mgr9" draw:text-style-name="MP5" draw:layer="backgroundobjects" svg:x1="9.2cm" svg:y1="7.498cm" svg:x2="14.161cm" svg:y2="7.499cm">
        <text:p/>
      </draw:line>
      <draw:frame draw:name="Text Placeholder 15" presentation:style-name="Mpr15" draw:text-style-name="MP20" draw:layer="backgroundobjects" svg:width="6.386cm" svg:height="0.812cm" svg:x="8.972cm" svg:y="7.67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6" draw:style-name="Mgr9" draw:text-style-name="MP5" draw:layer="backgroundobjects" svg:x1="9.2cm" svg:y1="9.919cm" svg:x2="14.161cm" svg:y2="9.92cm">
        <text:p/>
      </draw:line>
      <draw:frame draw:name="Text Placeholder 15" presentation:style-name="Mpr15" draw:text-style-name="MP20" draw:layer="backgroundobjects" svg:width="6.386cm" svg:height="0.812cm" svg:x="8.972cm" svg:y="10.095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30" draw:style-name="Mgr10" draw:text-style-name="MP5" draw:layer="backgroundobjects" svg:x1="29.915cm" svg:y1="17.539cm" svg:x2="29.916cm" svg:y2="17.9cm">
        <text:p/>
      </draw:line>
      <draw:custom-shape draw:name="Rectangle 31" draw:style-name="Mgr5" draw:text-style-name="MP9" draw:layer="backgroundobjects" svg:width="3.477cm" svg:height="0.948cm" svg:x="29.886cm" svg:y="17.238cm">
        <text:p text:style-name="MP8"><text:span text:style-name="MT11">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7" presentation:style-name="Mpr16" draw:text-style-name="MP11" draw:layer="backgroundobjects" svg:width="2.337cm" svg:height="1.013cm" svg:x="27.429cm" svg:y="17.205cm" presentation:class="date-time" presentation:user-transformed="true">
        <draw:text-box>
          <text:p text:style-name="MP10"><text:span text:style-name="MT11"><text:date style:data-style-name="D1" text:date-value="2019-08-13">8/13/19</text:date></text:span></text:p>
        </draw:text-box>
      </draw:frame>
      <presentation:notes style:page-layout-name="PM0">
        <draw:page-thumbnail presentation:style-name="_31__5f_Title_20_and_20_Content-title" draw:layer="backgroundobjects" svg:width="19.798cm" svg:height="11.136cm" svg:x="0.6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6">
      <draw:frame draw:name="Picture 6" draw:style-name="Mgr3" draw:text-style-name="MP5" draw:layer="backgroundobjects" svg:width="2.116cm" svg:height="0.633cm" svg:x="1.177cm" svg:y="17.224cm">
        <draw:image xlink:href="Pictures/10000201000006EA0000021263DB902B6B82D6A3.png" xlink:type="simple" xlink:show="embed" xlink:actuate="onLoad">
          <text:p/>
        </draw:image>
      </draw:frame>
      <draw:frame draw:name="Title 1" presentation:style-name="Mpr19" draw:text-style-name="MP17" draw:layer="backgroundobjects" svg:width="18.705cm" svg:height="1.635cm" svg:x="0.908cm" svg:y="0.873cm" presentation:class="title" presentation:user-transformed="true">
        <draw:text-box>
          <text:p text:style-name="MP16"><text:span text:style-name="MT9">Click to edit Master title style</text:span></text:p>
        </draw:text-box>
      </draw:frame>
      <draw:line draw:name="Straight Connector 8" draw:style-name="Mgr8" draw:text-style-name="MP5" draw:layer="backgroundobjects" svg:x1="1.223cm" svg:y1="3.496cm" svg:x2="1.951cm" svg:y2="3.497cm">
        <text:p/>
      </draw:line>
      <draw:line draw:name="Straight Connector 12" draw:style-name="Mgr9" draw:text-style-name="MP5" draw:layer="backgroundobjects" svg:x1="1.197cm" svg:y1="5.117cm" svg:x2="6.158cm" svg:y2="5.118cm">
        <text:p/>
      </draw:line>
      <draw:frame draw:name="Text Placeholder 15" presentation:style-name="Mpr20" draw:text-style-name="MP20" draw:layer="backgroundobjects" svg:width="6.386cm" svg:height="0.812cm" svg:x="0.968cm" svg:y="5.293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
                                    <text:list-item>
                                      <text:p text:style-name="MP19"><text:span text:style-name="MT10">Seventh Outline </text:span><text:span text:style-name="MT10">LevelEdit Master </text:span><text:span text:style-name="MT10">text styles</text:span></text:p>
                                    </text:list-item>
                                  </text:list>
                                </text:list-item>
                              </text:list>
                            </text:list-item>
                          </text:list>
                        </text:list-item>
                      </text:list>
                    </text:list-item>
                  </text:list>
                </text:list-item>
              </text:list>
            </text:list-item>
          </text:list>
        </draw:text-box>
      </draw:frame>
      <draw:line draw:name="Straight Connector 18" draw:style-name="Mgr9" draw:text-style-name="MP5" draw:layer="backgroundobjects" svg:x1="1.197cm" svg:y1="7.498cm" svg:x2="6.158cm" svg:y2="7.499cm">
        <text:p/>
      </draw:line>
      <draw:frame draw:name="Text Placeholder 15" presentation:style-name="Mpr20" draw:text-style-name="MP20" draw:layer="backgroundobjects" svg:width="6.386cm" svg:height="0.812cm" svg:x="0.968cm" svg:y="7.67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0" draw:style-name="Mgr9" draw:text-style-name="MP5" draw:layer="backgroundobjects" svg:x1="1.197cm" svg:y1="9.919cm" svg:x2="6.158cm" svg:y2="9.92cm">
        <text:p/>
      </draw:line>
      <draw:frame draw:name="Text Placeholder 15" presentation:style-name="Mpr20" draw:text-style-name="MP20" draw:layer="backgroundobjects" svg:width="6.386cm" svg:height="0.812cm" svg:x="0.968cm" svg:y="10.095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2" draw:style-name="Mgr9" draw:text-style-name="MP5" draw:layer="backgroundobjects" svg:x1="9.2cm" svg:y1="5.117cm" svg:x2="14.161cm" svg:y2="5.118cm">
        <text:p/>
      </draw:line>
      <draw:frame draw:name="Text Placeholder 15" presentation:style-name="Mpr20" draw:text-style-name="MP20" draw:layer="backgroundobjects" svg:width="6.386cm" svg:height="0.812cm" svg:x="8.972cm" svg:y="5.293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4" draw:style-name="Mgr9" draw:text-style-name="MP5" draw:layer="backgroundobjects" svg:x1="9.2cm" svg:y1="7.498cm" svg:x2="14.161cm" svg:y2="7.499cm">
        <text:p/>
      </draw:line>
      <draw:frame draw:name="Text Placeholder 15" presentation:style-name="Mpr20" draw:text-style-name="MP20" draw:layer="backgroundobjects" svg:width="6.386cm" svg:height="0.812cm" svg:x="8.972cm" svg:y="7.67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26" draw:style-name="Mgr9" draw:text-style-name="MP5" draw:layer="backgroundobjects" svg:x1="9.2cm" svg:y1="9.919cm" svg:x2="14.161cm" svg:y2="9.92cm">
        <text:p/>
      </draw:line>
      <draw:frame draw:name="Text Placeholder 15" presentation:style-name="Mpr20" draw:text-style-name="MP20" draw:layer="backgroundobjects" svg:width="6.386cm" svg:height="0.812cm" svg:x="8.972cm" svg:y="10.095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line draw:name="Straight Connector 30" draw:style-name="Mgr10" draw:text-style-name="MP5" draw:layer="backgroundobjects" svg:x1="29.915cm" svg:y1="17.539cm" svg:x2="29.916cm" svg:y2="17.9cm">
        <text:p/>
      </draw:line>
      <draw:custom-shape draw:name="Rectangle 31" draw:style-name="Mgr5" draw:text-style-name="MP9" draw:layer="backgroundobjects" svg:width="3.477cm" svg:height="0.948cm" svg:x="29.886cm" svg:y="17.238cm">
        <text:p text:style-name="MP8"><text:span text:style-name="MT11">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5" presentation:style-name="Mpr20" draw:text-style-name="MP20" draw:layer="backgroundobjects" svg:width="6.386cm" svg:height="0.812cm" svg:x="0.968cm" svg:y="5.892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20" draw:text-style-name="MP20" draw:layer="backgroundobjects" svg:width="6.386cm" svg:height="0.812cm" svg:x="0.968cm" svg:y="8.274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20" draw:text-style-name="MP20" draw:layer="backgroundobjects" svg:width="6.386cm" svg:height="0.812cm" svg:x="0.968cm" svg:y="10.694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20" draw:text-style-name="MP20" draw:layer="backgroundobjects" svg:width="6.386cm" svg:height="0.812cm" svg:x="8.972cm" svg:y="5.892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20" draw:text-style-name="MP20" draw:layer="backgroundobjects" svg:width="6.386cm" svg:height="0.812cm" svg:x="8.972cm" svg:y="8.274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20" draw:text-style-name="MP20" draw:layer="backgroundobjects" svg:width="6.386cm" svg:height="0.812cm" svg:x="8.972cm" svg:y="10.694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Date Placeholder 7" presentation:style-name="Mpr21" draw:text-style-name="MP11" draw:layer="backgroundobjects" svg:width="2.337cm" svg:height="1.013cm" svg:x="27.429cm" svg:y="17.205cm" presentation:class="date-time" presentation:user-transformed="true">
        <draw:text-box>
          <text:p text:style-name="MP10"><text:span text:style-name="MT11"><text:date style:data-style-name="D1" text:date-value="2019-08-13">8/13/19</text:date></text:span></text:p>
        </draw:text-box>
      </draw:frame>
      <presentation:notes style:page-layout-name="PM0">
        <draw:page-thumbnail presentation:style-name="_32__5f_Title_20_and_20_Content-title" draw:layer="backgroundobjects" svg:width="19.798cm" svg:height="11.136cm" svg:x="0.6cm" svg:y="2.257cm" presentation:class="page"/>
        <draw:frame presentation:style-name="_32__5f_Title_20_and_20_Conten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Title_20_and_20_Content" style:display-name="3_Title and Content" style:page-layout-name="PM1" draw:style-name="Mdp7">
      <draw:frame draw:name="Picture 6" draw:style-name="Mgr3" draw:text-style-name="MP5" draw:layer="backgroundobjects" svg:width="2.116cm" svg:height="0.633cm" svg:x="1.177cm" svg:y="17.224cm">
        <draw:image xlink:href="Pictures/10000201000006EA00000212825BE2E5DEBCDBA1.png" xlink:type="simple" xlink:show="embed" xlink:actuate="onLoad">
          <text:p/>
        </draw:image>
      </draw:frame>
      <draw:frame draw:name="Title 1" presentation:style-name="Mpr24" draw:text-style-name="MP17" draw:layer="backgroundobjects" svg:width="18.705cm" svg:height="1.635cm" svg:x="0.908cm" svg:y="0.873cm" presentation:class="title" presentation:user-transformed="true">
        <draw:text-box>
          <text:p text:style-name="MP16"><text:span text:style-name="MT9">Click to edit Master title style</text:span></text:p>
        </draw:text-box>
      </draw:frame>
      <draw:line draw:name="Straight Connector 12" draw:style-name="Mgr11" draw:text-style-name="MP5" draw:layer="backgroundobjects" svg:x1="1.197cm" svg:y1="5.117cm" svg:x2="15.204cm" svg:y2="5.118cm">
        <text:p/>
      </draw:line>
      <draw:frame draw:name="Text Placeholder 15" presentation:style-name="Mpr25" draw:text-style-name="MP20" draw:layer="backgroundobjects" svg:width="14.235cm" svg:height="0.812cm" svg:x="0.968cm" svg:y="5.46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
                                    <text:list-item>
                                      <text:p text:style-name="MP19"><text:span text:style-name="MT10">Seventh Outline </text:span><text:span text:style-name="MT10">LevelEdit Master </text:span><text:span text:style-name="MT10">text styles</text:span></text:p>
                                    </text:list-item>
                                  </text:list>
                                </text:list-item>
                              </text:list>
                            </text:list-item>
                          </text:list>
                        </text:list-item>
                      </text:list>
                    </text:list-item>
                  </text:list>
                </text:list-item>
              </text:list>
            </text:list-item>
          </text:list>
        </draw:text-box>
      </draw:frame>
      <draw:line draw:name="Straight Connector 30" draw:style-name="Mgr10" draw:text-style-name="MP5" draw:layer="backgroundobjects" svg:x1="29.915cm" svg:y1="17.539cm" svg:x2="29.916cm" svg:y2="17.9cm">
        <text:p/>
      </draw:line>
      <draw:custom-shape draw:name="Rectangle 31" draw:style-name="Mgr5" draw:text-style-name="MP9" draw:layer="backgroundobjects" svg:width="3.477cm" svg:height="0.948cm" svg:x="29.886cm" svg:y="17.238cm">
        <text:p text:style-name="MP8"><text:span text:style-name="MT11">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5" presentation:style-name="Mpr25" draw:text-style-name="MP20" draw:layer="backgroundobjects" svg:width="14.235cm" svg:height="0.812cm" svg:x="0.968cm" svg:y="5.925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25" draw:text-style-name="MP20" draw:layer="backgroundobjects" svg:width="14.235cm" svg:height="8.7cm" svg:x="0.968cm" svg:y="7.301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2"><text:span text:style-name="MT12">Seventh Outline LevelEdit Master text styles</text:span></text:p>
        </draw:text-box>
      </draw:frame>
      <draw:line draw:name="Straight Connector 39" draw:style-name="Mgr11" draw:text-style-name="MP5" draw:layer="backgroundobjects" svg:x1="17.788cm" svg:y1="5.117cm" svg:x2="31.795cm" svg:y2="5.118cm">
        <text:p/>
      </draw:line>
      <draw:frame draw:name="Text Placeholder 15" presentation:style-name="Mpr25" draw:text-style-name="MP20" draw:layer="backgroundobjects" svg:width="14.235cm" svg:height="0.812cm" svg:x="17.559cm" svg:y="5.46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frame draw:name="Text Placeholder 15" presentation:style-name="Mpr25" draw:text-style-name="MP20" draw:layer="backgroundobjects" svg:width="14.235cm" svg:height="0.812cm" svg:x="17.559cm" svg:y="5.925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25" draw:text-style-name="MP20" draw:layer="backgroundobjects" svg:width="14.235cm" svg:height="8.7cm" svg:x="17.559cm" svg:y="7.301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2"><text:span text:style-name="MT12">Seventh Outline LevelEdit Master text styles</text:span></text:p>
        </draw:text-box>
      </draw:frame>
      <draw:frame draw:name="Date Placeholder 7" presentation:style-name="Mpr26" draw:text-style-name="MP11" draw:layer="backgroundobjects" svg:width="2.337cm" svg:height="1.013cm" svg:x="27.429cm" svg:y="17.205cm" presentation:class="date-time" presentation:user-transformed="true">
        <draw:text-box>
          <text:p text:style-name="MP10"><text:span text:style-name="MT11"><text:date style:data-style-name="D1" text:date-value="2019-08-13">8/13/19</text:date></text:span></text:p>
        </draw:text-box>
      </draw:frame>
      <presentation:notes style:page-layout-name="PM0">
        <draw:page-thumbnail presentation:style-name="_33__5f_Title_20_and_20_Content-title" draw:layer="backgroundobjects" svg:width="19.798cm" svg:height="11.136cm" svg:x="0.6cm" svg:y="2.257cm" presentation:class="page"/>
        <draw:frame presentation:style-name="_33__5f_Title_20_and_20_Conte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Title_20_and_20_Content" style:display-name="4_Title and Content" style:page-layout-name="PM1" draw:style-name="Mdp7">
      <draw:frame draw:name="Picture 6" draw:style-name="Mgr3" draw:text-style-name="MP5" draw:layer="backgroundobjects" svg:width="2.116cm" svg:height="0.633cm" svg:x="1.177cm" svg:y="17.224cm">
        <draw:image xlink:href="Pictures/10000201000006EA0000021263DB902B6B82D6A3.png" xlink:type="simple" xlink:show="embed" xlink:actuate="onLoad">
          <text:p/>
        </draw:image>
      </draw:frame>
      <draw:frame draw:name="Title 1" presentation:style-name="Mpr29" draw:text-style-name="MP17" draw:layer="backgroundobjects" svg:width="18.705cm" svg:height="1.635cm" svg:x="0.908cm" svg:y="0.873cm" presentation:class="title" presentation:user-transformed="true">
        <draw:text-box>
          <text:p text:style-name="MP16"><text:span text:style-name="MT9">Click to edit Master title style</text:span></text:p>
        </draw:text-box>
      </draw:frame>
      <draw:line draw:name="Straight Connector 12" draw:style-name="Mgr11" draw:text-style-name="MP5" draw:layer="backgroundobjects" svg:x1="1.197cm" svg:y1="5.117cm" svg:x2="15.204cm" svg:y2="5.118cm">
        <text:p/>
      </draw:line>
      <draw:frame draw:name="Text Placeholder 15" presentation:style-name="Mpr30" draw:text-style-name="MP20" draw:layer="backgroundobjects" svg:width="8.273cm" svg:height="0.812cm" svg:x="0.968cm" svg:y="5.46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
                                    <text:list-item>
                                      <text:p text:style-name="MP19"><text:span text:style-name="MT10">Seventh Outline </text:span><text:span text:style-name="MT10">LevelEdit Master </text:span><text:span text:style-name="MT10">text styles</text:span></text:p>
                                    </text:list-item>
                                  </text:list>
                                </text:list-item>
                              </text:list>
                            </text:list-item>
                          </text:list>
                        </text:list-item>
                      </text:list>
                    </text:list-item>
                  </text:list>
                </text:list-item>
              </text:list>
            </text:list-item>
          </text:list>
        </draw:text-box>
      </draw:frame>
      <draw:line draw:name="Straight Connector 30" draw:style-name="Mgr10" draw:text-style-name="MP5" draw:layer="backgroundobjects" svg:x1="29.915cm" svg:y1="17.539cm" svg:x2="29.916cm" svg:y2="17.9cm">
        <text:p/>
      </draw:line>
      <draw:custom-shape draw:name="Rectangle 31" draw:style-name="Mgr5" draw:text-style-name="MP9" draw:layer="backgroundobjects" svg:width="3.477cm" svg:height="0.948cm" svg:x="29.886cm" svg:y="17.238cm">
        <text:p text:style-name="MP8"><text:span text:style-name="MT11">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5" presentation:style-name="Mpr30" draw:text-style-name="MP20" draw:layer="backgroundobjects" svg:width="8.273cm" svg:height="0.812cm" svg:x="0.968cm" svg:y="5.925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30" draw:text-style-name="MP20" draw:layer="backgroundobjects" svg:width="8.273cm" svg:height="8.7cm" svg:x="0.968cm" svg:y="7.301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2"><text:span text:style-name="MT12">Seventh Outline LevelEdit Master text styles</text:span></text:p>
        </draw:text-box>
      </draw:frame>
      <draw:line draw:name="Straight Connector 39" draw:style-name="Mgr11" draw:text-style-name="MP5" draw:layer="backgroundobjects" svg:x1="17.788cm" svg:y1="5.117cm" svg:x2="31.795cm" svg:y2="5.118cm">
        <text:p/>
      </draw:line>
      <draw:frame draw:name="Text Placeholder 15" presentation:style-name="Mpr30" draw:text-style-name="MP20" draw:layer="backgroundobjects" svg:width="7.734cm" svg:height="0.812cm" svg:x="17.559cm" svg:y="5.464cm" presentation:class="outline" presentation:user-transformed="true">
        <draw:text-box>
          <text:list text:style-name="ML3">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1"><text:span text:style-name="MT10">Seventh Outline LevelEdit Master text styles</text:span></text:p>
        </draw:text-box>
      </draw:frame>
      <draw:frame draw:name="Text Placeholder 15" presentation:style-name="Mpr30" draw:text-style-name="MP20" draw:layer="backgroundobjects" svg:width="7.734cm" svg:height="0.812cm" svg:x="17.559cm" svg:y="5.925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30" draw:text-style-name="MP20" draw:layer="backgroundobjects" svg:width="7.734cm" svg:height="8.7cm" svg:x="17.559cm" svg:y="7.301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2"><text:span text:style-name="MT12">Seventh Outline LevelEdit Master text styles</text:span></text:p>
        </draw:text-box>
      </draw:frame>
      <draw:frame draw:name="Picture Placeholder 3" presentation:style-name="_34__5f_Title_20_and_20_Content-outline1" draw:layer="backgroundobjects" svg:width="6.172cm" svg:height="6.208cm" svg:x="9.349cm" svg:y="7.303cm" presentation:class="outline" presentation:placeholder="true" presentation:user-transformed="true">
        <draw:text-box/>
      </draw:frame>
      <draw:frame draw:name="Picture Placeholder 3" presentation:style-name="_34__5f_Title_20_and_20_Content-outline1" draw:layer="backgroundobjects" svg:width="6.172cm" svg:height="6.208cm" svg:x="25.94cm" svg:y="7.303cm" presentation:class="outline" presentation:placeholder="true" presentation:user-transformed="true">
        <draw:text-box/>
      </draw:frame>
      <draw:frame draw:name="Date Placeholder 7" presentation:style-name="Mpr31" draw:text-style-name="MP11" draw:layer="backgroundobjects" svg:width="2.337cm" svg:height="1.013cm" svg:x="27.429cm" svg:y="17.205cm" presentation:class="date-time" presentation:user-transformed="true">
        <draw:text-box>
          <text:p text:style-name="MP10"><text:span text:style-name="MT11"><text:date style:data-style-name="D1" text:date-value="2019-08-13">8/13/19</text:date></text:span></text:p>
        </draw:text-box>
      </draw:frame>
      <presentation:notes style:page-layout-name="PM0">
        <draw:page-thumbnail presentation:style-name="_34__5f_Title_20_and_20_Content-title" draw:layer="backgroundobjects" svg:width="19.798cm" svg:height="11.136cm" svg:x="0.6cm" svg:y="2.257cm" presentation:class="page"/>
        <draw:frame presentation:style-name="_34__5f_Title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Title_20_Slide" style:display-name="4_Title Slide" style:page-layout-name="PM1" draw:style-name="Mdp8">
      <draw:frame draw:name="Picture 6" draw:style-name="Mgr3" draw:text-style-name="MP5" draw:layer="backgroundobjects" svg:width="2.116cm" svg:height="0.633cm" svg:x="1.177cm" svg:y="17.224cm">
        <draw:image xlink:href="Pictures/10000201000006EA0000021263DB902B6B82D6A3.png" xlink:type="simple" xlink:show="embed" xlink:actuate="onLoad">
          <text:p/>
        </draw:image>
      </draw:frame>
      <draw:frame draw:name="Title 1" presentation:style-name="Mpr34" draw:text-style-name="MP24" draw:layer="backgroundobjects" svg:width="27.052cm" svg:height="2.037cm" svg:x="3.407cm" svg:y="6.971cm" presentation:class="title" presentation:user-transformed="true">
        <draw:text-box>
          <text:p text:style-name="MP23"><text:span text:style-name="MT13">Click to edit Master title style</text:span></text:p>
        </draw:text-box>
      </draw:frame>
      <draw:line draw:name="Straight Connector 9" draw:style-name="Mgr4" draw:text-style-name="MP5" draw:layer="backgroundobjects" svg:x1="29.915cm" svg:y1="17.539cm" svg:x2="29.916cm" svg:y2="17.9cm">
        <text:p/>
      </draw:line>
      <draw:frame draw:name="Picture 14" draw:style-name="Mgr3" draw:text-style-name="MP5" draw:layer="backgroundobjects" svg:width="2.273cm" svg:height="0.734cm" svg:x="1.093cm" svg:y="17.19cm">
        <draw:image xlink:href="Pictures/100002010000078A000002704AD6451F29A2E7B4.png" xlink:type="simple" xlink:show="embed" xlink:actuate="onLoad">
          <text:p/>
        </draw:image>
      </draw:frame>
      <draw:custom-shape draw:name="Rectangle 17" draw:style-name="Mgr5" draw:text-style-name="MP9" draw:layer="backgroundobjects" svg:width="3.477cm" svg:height="0.948cm" svg:x="29.886cm" svg:y="17.238cm">
        <text:p text:style-name="MP8"><text:span text:style-name="MT3">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12" draw:text-style-name="MP5" draw:layer="backgroundobjects" svg:x1="16.501cm" svg:y1="10.252cm" svg:x2="17.364cm" svg:y2="10.253cm">
        <text:p/>
      </draw:line>
      <draw:frame draw:name="Date Placeholder 7" presentation:style-name="Mpr35" draw:text-style-name="MP11" draw:layer="backgroundobjects" svg:width="2.337cm" svg:height="1.013cm" svg:x="27.429cm" svg:y="17.205cm" presentation:class="date-time" presentation:user-transformed="true">
        <draw:text-box>
          <text:p text:style-name="MP10"><text:span text:style-name="MT3"><text:date style:data-style-name="D1" text:date-value="2019-08-13">8/13/19</text:date></text:span></text:p>
        </draw:text-box>
      </draw:frame>
      <draw:frame presentation:style-name="_34__5f_Title_20_Slide-outline1" draw:layer="backgroundobjects" svg:width="30.479cm" svg:height="11.048cm" svg:x="1.693cm" svg:y="4.457cm" presentation:class="outline" presentation:placeholder="true">
        <draw:text-box/>
      </draw:frame>
      <presentation:notes style:page-layout-name="PM0">
        <draw:page-thumbnail presentation:style-name="_34__5f_Title_20_Slide-title" draw:layer="backgroundobjects" svg:width="19.798cm" svg:height="11.136cm" svg:x="0.6cm" svg:y="2.257cm" presentation:class="page"/>
        <draw:frame presentation:style-name="_34__5f_Title_20_Slide-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Title_20_and_20_Content" style:display-name="5_Title and Content" style:page-layout-name="PM1" draw:style-name="Mdp7">
      <draw:frame draw:name="Picture 6" draw:style-name="Mgr3" draw:text-style-name="MP5" draw:layer="backgroundobjects" svg:width="2.116cm" svg:height="0.633cm" svg:x="1.177cm" svg:y="17.224cm">
        <draw:image xlink:href="Pictures/10000201000006EA000002122A3EB42FDE2E42B4.png" xlink:type="simple" xlink:show="embed" xlink:actuate="onLoad">
          <text:p/>
        </draw:image>
      </draw:frame>
      <draw:frame draw:name="Title 1" presentation:style-name="Mpr38" draw:text-style-name="MP17" draw:layer="backgroundobjects" svg:width="15.213cm" svg:height="2.428cm" svg:x="0.908cm" svg:y="1.085cm" presentation:class="title" presentation:user-transformed="true">
        <draw:text-box>
          <text:p text:style-name="MP16"><text:span text:style-name="MT9">Click to edit Master title style</text:span></text:p>
        </draw:text-box>
      </draw:frame>
      <draw:line draw:name="Straight Connector 12" draw:style-name="Mgr9" draw:text-style-name="MP5" draw:layer="backgroundobjects" svg:x1="1.197cm" svg:y1="5.54cm" svg:x2="15.204cm" svg:y2="5.541cm">
        <text:p/>
      </draw:line>
      <draw:frame draw:name="Text Placeholder 15" presentation:style-name="Mpr39" draw:text-style-name="MP20" draw:layer="backgroundobjects" svg:width="8.273cm" svg:height="0.812cm" svg:x="0.968cm" svg:y="6.054cm" presentation:class="outline" presentation:user-transformed="true">
        <draw:text-box>
          <text:list text:style-name="ML3">
            <text:list-item>
              <text:p text:style-name="MP18"><text:span text:style-name="MT14">Click to edit the outline text format</text:span></text:p>
              <text:list>
                <text:list-item>
                  <text:p text:style-name="MP18"><text:span text:style-name="MT14">Second Outline Level</text:span></text:p>
                  <text:list>
                    <text:list-item>
                      <text:p text:style-name="MP18"><text:span text:style-name="MT14">Third Outline Level</text:span></text:p>
                      <text:list>
                        <text:list-item>
                          <text:p text:style-name="MP18"><text:span text:style-name="MT14">Fourth Outline Level</text:span></text:p>
                          <text:list>
                            <text:list-item>
                              <text:p text:style-name="MP18"><text:span text:style-name="MT14">Fifth Outline Level</text:span></text:p>
                              <text:list>
                                <text:list-item>
                                  <text:p text:style-name="MP18"><text:span text:style-name="MT14">Sixth Outline Level</text:span></text:p>
                                  <text:list>
                                    <text:list-item>
                                      <text:p text:style-name="MP19"><text:span text:style-name="MT14">Seventh Outline </text:span><text:span text:style-name="MT14">LevelEdit Master </text:span><text:span text:style-name="MT14">text styles</text:span></text:p>
                                    </text:list-item>
                                  </text:list>
                                </text:list-item>
                              </text:list>
                            </text:list-item>
                          </text:list>
                        </text:list-item>
                      </text:list>
                    </text:list-item>
                  </text:list>
                </text:list-item>
              </text:list>
            </text:list-item>
          </text:list>
        </draw:text-box>
      </draw:frame>
      <draw:frame draw:name="Text Placeholder 15" presentation:style-name="Mpr39" draw:text-style-name="MP20" draw:layer="backgroundobjects" svg:width="8.273cm" svg:height="0.812cm" svg:x="0.968cm" svg:y="6.515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Text Placeholder 15" presentation:style-name="Mpr39" draw:text-style-name="MP20" draw:layer="backgroundobjects" svg:width="14.235cm" svg:height="8.7cm" svg:x="0.968cm" svg:y="7.735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2"><text:span text:style-name="MT12">Seventh Outline LevelEdit Master text styles</text:span></text:p>
        </draw:text-box>
      </draw:frame>
      <draw:frame draw:name="Picture Placeholder 3" presentation:style-name="_35__5f_Title_20_and_20_Content-outline1" draw:layer="backgroundobjects" svg:width="17.003cm" svg:height="19.049cm" svg:x="16.863cm" svg:y="0cm" presentation:class="outline" presentation:placeholder="true" presentation:user-transformed="true">
        <draw:text-box/>
      </draw:frame>
      <presentation:notes style:page-layout-name="PM0">
        <draw:page-thumbnail presentation:style-name="_35__5f_Title_20_and_20_Content-title" draw:layer="backgroundobjects" svg:width="19.798cm" svg:height="11.136cm" svg:x="0.6cm" svg:y="2.257cm" presentation:class="page"/>
        <draw:frame presentation:style-name="_35__5f_Title_20_and_20_Content-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7">
      <draw:frame draw:name="Picture 6" draw:style-name="Mgr3" draw:text-style-name="MP5" draw:layer="backgroundobjects" svg:width="2.116cm" svg:height="0.633cm" svg:x="1.177cm" svg:y="17.224cm">
        <draw:image xlink:href="Pictures/10000201000006EA000002121371608A63F7EA10.png" xlink:type="simple" xlink:show="embed" xlink:actuate="onLoad">
          <text:p/>
        </draw:image>
      </draw:frame>
      <draw:frame draw:name="Title 1" presentation:style-name="Mpr42" draw:text-style-name="MP17" draw:layer="backgroundobjects" svg:width="29.209cm" svg:height="1.635cm" svg:x="0.908cm" svg:y="0.873cm" presentation:class="title" presentation:user-transformed="true">
        <draw:text-box>
          <text:p text:style-name="MP16"><text:span text:style-name="MT9">Click to edit Master title style</text:span></text:p>
        </draw:text-box>
      </draw:frame>
      <draw:frame draw:name="Content Placeholder 2" presentation:style-name="Mpr43" draw:text-style-name="MP27" draw:layer="backgroundobjects" svg:width="29.209cm" svg:height="12.086cm" svg:x="0.908cm" svg:y="3.722cm" presentation:class="outline" presentation:user-transformed="true">
        <draw:text-box>
          <text:list text:style-name="ML3">
            <text:list-item>
              <text:p text:style-name="MP18"><text:span text:style-name="MT15">Click to edit the outline text format</text:span></text:p>
              <text:list>
                <text:list-item>
                  <text:p text:style-name="MP18"><text:span text:style-name="MT15">Second Outline Level</text:span></text:p>
                  <text:list>
                    <text:list-item>
                      <text:p text:style-name="MP18"><text:span text:style-name="MT15">Third Outline Level</text:span></text:p>
                      <text:list>
                        <text:list-item>
                          <text:p text:style-name="MP18"><text:span text:style-name="MT15">Fourth Outline Level</text:span></text:p>
                          <text:list>
                            <text:list-item>
                              <text:p text:style-name="MP18"><text:span text:style-name="MT15">Fifth Outline Level</text:span></text:p>
                              <text:list>
                                <text:list-item>
                                  <text:p text:style-name="MP18"><text:span text:style-name="MT15">Sixth Outline Level</text:span></text:p>
                                  <text:list>
                                    <text:list-item>
                                      <text:p text:style-name="MP25"><text:span text:style-name="MT15">Seventh Outline </text:span><text:span text:style-name="MT15">LevelEdit Master </text:span><text:span text:style-name="MT15">text styles</text:span></text:p>
                                      <text:list>
                                        <text:list-item>
                                          <text:p text:style-name="MP25"><text:span text:style-name="MT16">Second level</text:span></text:p>
                                          <text:list>
                                            <text:list-item>
                                              <text:p text:style-name="MP25"><text:span text:style-name="MT17">Third level</text:span></text:p>
                                              <text:list>
                                                <text:list-item>
                                                  <text:p text:style-name="MP26"><text:span text:style-name="MT18">Fourth </text:span><text:span text:style-name="MT18">level</text:span></text:p>
                                                </text:list-item>
                                                <text:list-item>
                                                  <text:p text:style-name="MP26"><text:span text:style-name="MT18">Fifth </text:span><text:span text:style-name="MT18">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4" presentation:style-name="Mpr44" draw:text-style-name="MP11" draw:layer="backgroundobjects" svg:width="11.429cm" svg:height="1.013cm" svg:x="11.218cm" svg:y="17.657cm" presentation:class="footer" presentation:user-transformed="true">
        <draw:text-box>
          <text:p/>
        </draw:text-box>
      </draw:frame>
      <draw:frame draw:name="Slide Number Placeholder 5" presentation:style-name="Mpr44" draw:text-style-name="MP11" draw:layer="backgroundobjects" svg:width="2.832cm" svg:height="1.013cm" svg:x="23.918cm" svg:y="17.657cm" presentation:class="page-number" presentation:user-transformed="true">
        <draw:text-box>
          <text:p text:style-name="MP10"><text:span text:style-name="MT19"><text:page-number>&lt;number&gt;</text:page-number></text:span></text:p>
        </draw:text-box>
      </draw:frame>
      <draw:line draw:name="Straight Connector 7" draw:style-name="Mgr10" draw:text-style-name="MP5" draw:layer="backgroundobjects" svg:x1="29.915cm" svg:y1="17.539cm" svg:x2="29.916cm" svg:y2="17.9cm">
        <text:p/>
      </draw:line>
      <draw:custom-shape draw:name="Rectangle 8" draw:style-name="Mgr5" draw:text-style-name="MP9" draw:layer="backgroundobjects" svg:width="3.477cm" svg:height="0.948cm" svg:x="29.886cm" svg:y="17.238cm">
        <text:p text:style-name="MP8"><text:span text:style-name="MT11">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7" presentation:style-name="Mpr45" draw:text-style-name="MP11" draw:layer="backgroundobjects" svg:width="2.337cm" svg:height="1.013cm" svg:x="27.429cm" svg:y="17.205cm" presentation:class="date-time" presentation:user-transformed="true">
        <draw:text-box>
          <text:p text:style-name="MP10"><text:span text:style-name="MT11"><text:date style:data-style-name="D1" text:date-value="2019-08-13">8/13/19</text:date></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Title_20_and_20_Content" style:display-name="6_Title and Content" style:page-layout-name="PM1" draw:style-name="Mdp7">
      <draw:frame draw:name="Picture 6" draw:style-name="Mgr3" draw:text-style-name="MP5" draw:layer="backgroundobjects" svg:width="2.116cm" svg:height="0.633cm" svg:x="1.177cm" svg:y="17.224cm">
        <draw:image xlink:href="Pictures/10000201000006EA000002125661E55CA39758A4.png" xlink:type="simple" xlink:show="embed" xlink:actuate="onLoad">
          <text:p/>
        </draw:image>
      </draw:frame>
      <draw:frame draw:name="Title 1" presentation:style-name="Mpr48" draw:text-style-name="MP17" draw:layer="backgroundobjects" svg:width="18.705cm" svg:height="1.635cm" svg:x="0.908cm" svg:y="0.873cm" presentation:class="title" presentation:user-transformed="true">
        <draw:text-box>
          <text:p text:style-name="MP16"><text:span text:style-name="MT9">Click to edit Master title style</text:span></text:p>
        </draw:text-box>
      </draw:frame>
      <draw:line draw:name="Straight Connector 12" draw:style-name="Mgr11" draw:text-style-name="MP5" draw:layer="backgroundobjects" svg:x1="1.197cm" svg:y1="5.117cm" svg:x2="6.944cm" svg:y2="5.118cm">
        <text:p/>
      </draw:line>
      <draw:frame draw:name="Text Placeholder 15" presentation:style-name="Mpr49" draw:text-style-name="MP28" draw:layer="backgroundobjects" svg:width="6.921cm" svg:height="0.812cm" svg:x="0.905cm" svg:y="5.635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
                                    <text:list-item>
                                      <text:p text:style-name="MP19"><text:span text:style-name="MT20">Seventh Outline </text:span><text:span text:style-name="MT20">LevelEdit Master </text:span><text:span text:style-name="MT20">text styles</text:span></text:p>
                                    </text:list-item>
                                  </text:list>
                                </text:list-item>
                              </text:list>
                            </text:list-item>
                          </text:list>
                        </text:list-item>
                      </text:list>
                    </text:list-item>
                  </text:list>
                </text:list-item>
              </text:list>
            </text:list-item>
          </text:list>
        </draw:text-box>
      </draw:frame>
      <draw:line draw:name="Straight Connector 30" draw:style-name="Mgr10" draw:text-style-name="MP5" draw:layer="backgroundobjects" svg:x1="29.915cm" svg:y1="17.539cm" svg:x2="29.916cm" svg:y2="17.9cm">
        <text:p/>
      </draw:line>
      <draw:custom-shape draw:name="Rectangle 31" draw:style-name="Mgr5" draw:text-style-name="MP9" draw:layer="backgroundobjects" svg:width="3.477cm" svg:height="0.948cm" svg:x="29.886cm" svg:y="17.238cm">
        <text:p text:style-name="MP8"><text:span text:style-name="MT11">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5" presentation:style-name="Mpr49" draw:text-style-name="MP20" draw:layer="backgroundobjects" svg:width="6.921cm" svg:height="2.864cm" svg:x="0.905cm" svg:y="6.448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line draw:name="Straight Connector 32" draw:style-name="Mgr11" draw:text-style-name="MP5" draw:layer="backgroundobjects" svg:x1="9.769cm" svg:y1="5.117cm" svg:x2="15.516cm" svg:y2="5.118cm">
        <text:p/>
      </draw:line>
      <draw:frame draw:name="Text Placeholder 15" presentation:style-name="Mpr49" draw:text-style-name="MP28" draw:layer="backgroundobjects" svg:width="6.921cm" svg:height="0.812cm" svg:x="9.477cm" svg:y="5.635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item>
                              </text:list>
                            </text:list-item>
                          </text:list>
                        </text:list-item>
                      </text:list>
                    </text:list-item>
                  </text:list>
                </text:list-item>
              </text:list>
            </text:list-item>
          </text:list>
          <text:p text:style-name="MP21"><text:span text:style-name="MT20">Seventh Outline LevelEdit Master text styles</text:span></text:p>
        </draw:text-box>
      </draw:frame>
      <draw:frame draw:name="Text Placeholder 15" presentation:style-name="Mpr49" draw:text-style-name="MP20" draw:layer="backgroundobjects" svg:width="6.921cm" svg:height="2.864cm" svg:x="9.477cm" svg:y="6.448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line draw:name="Straight Connector 35" draw:style-name="Mgr11" draw:text-style-name="MP5" draw:layer="backgroundobjects" svg:x1="18.342cm" svg:y1="5.117cm" svg:x2="24.089cm" svg:y2="5.118cm">
        <text:p/>
      </draw:line>
      <draw:frame draw:name="Text Placeholder 15" presentation:style-name="Mpr49" draw:text-style-name="MP28" draw:layer="backgroundobjects" svg:width="6.921cm" svg:height="0.812cm" svg:x="18.05cm" svg:y="5.635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item>
                              </text:list>
                            </text:list-item>
                          </text:list>
                        </text:list-item>
                      </text:list>
                    </text:list-item>
                  </text:list>
                </text:list-item>
              </text:list>
            </text:list-item>
          </text:list>
          <text:p text:style-name="MP21"><text:span text:style-name="MT20">Seventh Outline LevelEdit Master text styles</text:span></text:p>
        </draw:text-box>
      </draw:frame>
      <draw:frame draw:name="Text Placeholder 15" presentation:style-name="Mpr49" draw:text-style-name="MP20" draw:layer="backgroundobjects" svg:width="6.921cm" svg:height="2.864cm" svg:x="18.05cm" svg:y="6.448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line draw:name="Straight Connector 38" draw:style-name="Mgr11" draw:text-style-name="MP5" draw:layer="backgroundobjects" svg:x1="1.197cm" svg:y1="10.536cm" svg:x2="6.944cm" svg:y2="10.537cm">
        <text:p/>
      </draw:line>
      <draw:frame draw:name="Text Placeholder 15" presentation:style-name="Mpr49" draw:text-style-name="MP28" draw:layer="backgroundobjects" svg:width="6.921cm" svg:height="0.812cm" svg:x="0.905cm" svg:y="11.054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item>
                              </text:list>
                            </text:list-item>
                          </text:list>
                        </text:list-item>
                      </text:list>
                    </text:list-item>
                  </text:list>
                </text:list-item>
              </text:list>
            </text:list-item>
          </text:list>
          <text:p text:style-name="MP21"><text:span text:style-name="MT20">Seventh Outline LevelEdit Master text styles</text:span></text:p>
        </draw:text-box>
      </draw:frame>
      <draw:frame draw:name="Text Placeholder 15" presentation:style-name="Mpr49" draw:text-style-name="MP20" draw:layer="backgroundobjects" svg:width="6.921cm" svg:height="2.864cm" svg:x="0.905cm" svg:y="11.867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line draw:name="Straight Connector 41" draw:style-name="Mgr11" draw:text-style-name="MP5" draw:layer="backgroundobjects" svg:x1="9.769cm" svg:y1="10.536cm" svg:x2="15.516cm" svg:y2="10.537cm">
        <text:p/>
      </draw:line>
      <draw:frame draw:name="Text Placeholder 15" presentation:style-name="Mpr49" draw:text-style-name="MP28" draw:layer="backgroundobjects" svg:width="6.921cm" svg:height="0.812cm" svg:x="9.477cm" svg:y="11.054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item>
                              </text:list>
                            </text:list-item>
                          </text:list>
                        </text:list-item>
                      </text:list>
                    </text:list-item>
                  </text:list>
                </text:list-item>
              </text:list>
            </text:list-item>
          </text:list>
          <text:p text:style-name="MP21"><text:span text:style-name="MT20">Seventh Outline LevelEdit Master text styles</text:span></text:p>
        </draw:text-box>
      </draw:frame>
      <draw:frame draw:name="Text Placeholder 15" presentation:style-name="Mpr49" draw:text-style-name="MP20" draw:layer="backgroundobjects" svg:width="6.921cm" svg:height="2.864cm" svg:x="9.477cm" svg:y="11.867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line draw:name="Straight Connector 44" draw:style-name="Mgr11" draw:text-style-name="MP5" draw:layer="backgroundobjects" svg:x1="18.342cm" svg:y1="10.536cm" svg:x2="24.089cm" svg:y2="10.537cm">
        <text:p/>
      </draw:line>
      <draw:frame draw:name="Text Placeholder 15" presentation:style-name="Mpr49" draw:text-style-name="MP28" draw:layer="backgroundobjects" svg:width="6.921cm" svg:height="0.812cm" svg:x="18.05cm" svg:y="11.054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item>
                              </text:list>
                            </text:list-item>
                          </text:list>
                        </text:list-item>
                      </text:list>
                    </text:list-item>
                  </text:list>
                </text:list-item>
              </text:list>
            </text:list-item>
          </text:list>
          <text:p text:style-name="MP21"><text:span text:style-name="MT20">Seventh Outline LevelEdit Master text styles</text:span></text:p>
        </draw:text-box>
      </draw:frame>
      <draw:frame draw:name="Text Placeholder 15" presentation:style-name="Mpr49" draw:text-style-name="MP20" draw:layer="backgroundobjects" svg:width="6.921cm" svg:height="2.864cm" svg:x="18.05cm" svg:y="11.867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line draw:name="Straight Connector 47" draw:style-name="Mgr11" draw:text-style-name="MP5" draw:layer="backgroundobjects" svg:x1="26.433cm" svg:y1="5.117cm" svg:x2="32.18cm" svg:y2="5.118cm">
        <text:p/>
      </draw:line>
      <draw:frame draw:name="Text Placeholder 15" presentation:style-name="Mpr49" draw:text-style-name="MP28" draw:layer="backgroundobjects" svg:width="6.921cm" svg:height="0.812cm" svg:x="26.141cm" svg:y="5.635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item>
                              </text:list>
                            </text:list-item>
                          </text:list>
                        </text:list-item>
                      </text:list>
                    </text:list-item>
                  </text:list>
                </text:list-item>
              </text:list>
            </text:list-item>
          </text:list>
          <text:p text:style-name="MP21"><text:span text:style-name="MT20">Seventh Outline LevelEdit Master text styles</text:span></text:p>
        </draw:text-box>
      </draw:frame>
      <draw:frame draw:name="Text Placeholder 15" presentation:style-name="Mpr49" draw:text-style-name="MP20" draw:layer="backgroundobjects" svg:width="6.921cm" svg:height="2.864cm" svg:x="26.141cm" svg:y="6.448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line draw:name="Straight Connector 50" draw:style-name="Mgr11" draw:text-style-name="MP5" draw:layer="backgroundobjects" svg:x1="26.433cm" svg:y1="10.536cm" svg:x2="32.18cm" svg:y2="10.537cm">
        <text:p/>
      </draw:line>
      <draw:frame draw:name="Text Placeholder 15" presentation:style-name="Mpr49" draw:text-style-name="MP28" draw:layer="backgroundobjects" svg:width="6.921cm" svg:height="0.812cm" svg:x="26.141cm" svg:y="11.054cm" presentation:class="outline" presentation:user-transformed="true">
        <draw:text-box>
          <text:list text:style-name="ML3">
            <text:list-item>
              <text:p text:style-name="MP18"><text:span text:style-name="MT20">Click to edit the outline text format</text:span></text:p>
              <text:list>
                <text:list-item>
                  <text:p text:style-name="MP18"><text:span text:style-name="MT20">Second Outline Level</text:span></text:p>
                  <text:list>
                    <text:list-item>
                      <text:p text:style-name="MP18"><text:span text:style-name="MT20">Third Outline Level</text:span></text:p>
                      <text:list>
                        <text:list-item>
                          <text:p text:style-name="MP18"><text:span text:style-name="MT20">Fourth Outline Level</text:span></text:p>
                          <text:list>
                            <text:list-item>
                              <text:p text:style-name="MP18"><text:span text:style-name="MT20">Fifth Outline Level</text:span></text:p>
                              <text:list>
                                <text:list-item>
                                  <text:p text:style-name="MP18"><text:span text:style-name="MT20">Sixth Outline Level</text:span></text:p>
                                </text:list-item>
                              </text:list>
                            </text:list-item>
                          </text:list>
                        </text:list-item>
                      </text:list>
                    </text:list-item>
                  </text:list>
                </text:list-item>
              </text:list>
            </text:list-item>
          </text:list>
          <text:p text:style-name="MP21"><text:span text:style-name="MT20">Seventh Outline LevelEdit Master text styles</text:span></text:p>
        </draw:text-box>
      </draw:frame>
      <draw:frame draw:name="Text Placeholder 15" presentation:style-name="Mpr49" draw:text-style-name="MP20" draw:layer="backgroundobjects" svg:width="6.921cm" svg:height="2.864cm" svg:x="26.141cm" svg:y="11.867cm" presentation:class="outline" presentation:user-transformed="true">
        <draw:text-box>
          <text:list text:style-name="ML3">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21"><text:span text:style-name="MT12">Seventh Outline LevelEdit Master text styles</text:span></text:p>
        </draw:text-box>
      </draw:frame>
      <draw:frame draw:name="Date Placeholder 7" presentation:style-name="Mpr50" draw:text-style-name="MP11" draw:layer="backgroundobjects" svg:width="2.337cm" svg:height="1.013cm" svg:x="27.429cm" svg:y="17.205cm" presentation:class="date-time" presentation:user-transformed="true">
        <draw:text-box>
          <text:p text:style-name="MP10"><text:span text:style-name="MT11"><text:date style:data-style-name="D1" text:date-value="2019-08-13">8/13/19</text:date></text:span></text:p>
        </draw:text-box>
      </draw:frame>
      <presentation:notes style:page-layout-name="PM0">
        <draw:page-thumbnail presentation:style-name="_36__5f_Title_20_and_20_Content-title" draw:layer="backgroundobjects" svg:width="19.798cm" svg:height="11.136cm" svg:x="0.6cm" svg:y="2.257cm" presentation:class="page"/>
        <draw:frame presentation:style-name="_36__5f_Title_20_and_20_Content-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7__5f_Title_20_and_20_Content" style:display-name="7_Title and Content" style:page-layout-name="PM1" draw:style-name="Mdp7">
      <draw:frame draw:name="Picture 6" draw:style-name="Mgr3" draw:text-style-name="MP5" draw:layer="backgroundobjects" svg:width="2.116cm" svg:height="0.633cm" svg:x="1.177cm" svg:y="17.224cm">
        <draw:image xlink:href="Pictures/10000201000006EA00000212C1462E75542368C1.png" xlink:type="simple" xlink:show="embed" xlink:actuate="onLoad">
          <text:p/>
        </draw:image>
      </draw:frame>
      <draw:frame draw:name="Title 1" presentation:style-name="Mpr53" draw:text-style-name="MP17" draw:layer="backgroundobjects" svg:width="18.705cm" svg:height="1.635cm" svg:x="0.908cm" svg:y="0.873cm" presentation:class="title" presentation:user-transformed="true">
        <draw:text-box>
          <text:p text:style-name="MP16"><text:span text:style-name="MT9">Click to edit Master title style</text:span></text:p>
        </draw:text-box>
      </draw:frame>
      <draw:frame draw:name="Text Placeholder 15" presentation:style-name="Mpr54" draw:text-style-name="MP29" draw:layer="backgroundobjects" svg:width="4.597cm" svg:height="0.555cm" svg:x="1.558cm" svg:y="6.482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
                                    <text:list-item>
                                      <text:p text:style-name="MP19"><text:span text:style-name="MT21">Seventh Outline </text:span><text:span text:style-name="MT21">LevelEdit Master text</text:span></text:p>
                                    </text:list-item>
                                  </text:list>
                                </text:list-item>
                              </text:list>
                            </text:list-item>
                          </text:list>
                        </text:list-item>
                      </text:list>
                    </text:list-item>
                  </text:list>
                </text:list-item>
              </text:list>
            </text:list-item>
          </text:list>
        </draw:text-box>
      </draw:frame>
      <draw:line draw:name="Straight Connector 30" draw:style-name="Mgr10" draw:text-style-name="MP5" draw:layer="backgroundobjects" svg:x1="29.915cm" svg:y1="17.539cm" svg:x2="29.916cm" svg:y2="17.9cm">
        <text:p/>
      </draw:line>
      <draw:custom-shape draw:name="Rectangle 31" draw:style-name="Mgr5" draw:text-style-name="MP9" draw:layer="backgroundobjects" svg:width="3.477cm" svg:height="0.948cm" svg:x="29.886cm" svg:y="17.238cm">
        <text:p text:style-name="MP8"><text:span text:style-name="MT11">TYPO Ber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5" presentation:style-name="Mpr54" draw:text-style-name="MP29" draw:layer="backgroundobjects" svg:width="4.597cm" svg:height="2.431cm" svg:x="1.558cm" svg:y="7.003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7.84cm" svg:y="6.482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7.84cm" svg:y="7.003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14.122cm" svg:y="6.482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14.122cm" svg:y="7.003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20.404cm" svg:y="6.482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20.404cm" svg:y="7.003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26.686cm" svg:y="6.482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26.686cm" svg:y="7.003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1.558cm" svg:y="11.873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1.558cm" svg:y="12.394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7.84cm" svg:y="11.873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7.84cm" svg:y="12.394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14.122cm" svg:y="11.873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14.122cm" svg:y="12.394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20.404cm" svg:y="11.873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20.404cm" svg:y="12.394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Text Placeholder 15" presentation:style-name="Mpr54" draw:text-style-name="MP29" draw:layer="backgroundobjects" svg:width="4.597cm" svg:height="0.555cm" svg:x="26.686cm" svg:y="11.873cm" presentation:class="outline" presentation:user-transformed="true">
        <draw:text-box>
          <text:list text:style-name="ML3">
            <text:list-item>
              <text:p text:style-name="MP18"><text:span text:style-name="MT21">Click to edit the outline text format</text:span></text:p>
              <text:list>
                <text:list-item>
                  <text:p text:style-name="MP18"><text:span text:style-name="MT21">Second Outline Level</text:span></text:p>
                  <text:list>
                    <text:list-item>
                      <text:p text:style-name="MP18"><text:span text:style-name="MT21">Third Outline Level</text:span></text:p>
                      <text:list>
                        <text:list-item>
                          <text:p text:style-name="MP18"><text:span text:style-name="MT21">Fourth Outline Level</text:span></text:p>
                          <text:list>
                            <text:list-item>
                              <text:p text:style-name="MP18"><text:span text:style-name="MT21">Fifth Outline Level</text:span></text:p>
                              <text:list>
                                <text:list-item>
                                  <text:p text:style-name="MP18"><text:span text:style-name="MT21">Sixth Outline Level</text:span></text:p>
                                </text:list-item>
                              </text:list>
                            </text:list-item>
                          </text:list>
                        </text:list-item>
                      </text:list>
                    </text:list-item>
                  </text:list>
                </text:list-item>
              </text:list>
            </text:list-item>
          </text:list>
          <text:p text:style-name="MP30"><text:span text:style-name="MT21">Seventh Outline LevelEdit Master text</text:span></text:p>
        </draw:text-box>
      </draw:frame>
      <draw:frame draw:name="Text Placeholder 15" presentation:style-name="Mpr54" draw:text-style-name="MP29" draw:layer="backgroundobjects" svg:width="4.597cm" svg:height="2.431cm" svg:x="26.686cm" svg:y="12.394cm" presentation:class="outline" presentation:user-transformed="true">
        <draw:text-box>
          <text:list text:style-name="ML3">
            <text:list-item>
              <text:p text:style-name="MP18"><text:span text:style-name="MT22">Click to edit the outline text format</text:span></text:p>
              <text:list>
                <text:list-item>
                  <text:p text:style-name="MP18"><text:span text:style-name="MT22">Second Outline Level</text:span></text:p>
                  <text:list>
                    <text:list-item>
                      <text:p text:style-name="MP18"><text:span text:style-name="MT22">Third Outline Level</text:span></text:p>
                      <text:list>
                        <text:list-item>
                          <text:p text:style-name="MP18"><text:span text:style-name="MT22">Fourth Outline Level</text:span></text:p>
                          <text:list>
                            <text:list-item>
                              <text:p text:style-name="MP18"><text:span text:style-name="MT22">Fifth Outline Level</text:span></text:p>
                              <text:list>
                                <text:list-item>
                                  <text:p text:style-name="MP18"><text:span text:style-name="MT22">Sixth Outline Level</text:span></text:p>
                                </text:list-item>
                              </text:list>
                            </text:list-item>
                          </text:list>
                        </text:list-item>
                      </text:list>
                    </text:list-item>
                  </text:list>
                </text:list-item>
              </text:list>
            </text:list-item>
          </text:list>
          <text:p text:style-name="MP30"><text:span text:style-name="MT22">Seventh Outline LevelEdit Master text styles</text:span></text:p>
        </draw:text-box>
      </draw:frame>
      <draw:frame draw:name="Date Placeholder 7" presentation:style-name="Mpr55" draw:text-style-name="MP11" draw:layer="backgroundobjects" svg:width="2.337cm" svg:height="1.013cm" svg:x="27.429cm" svg:y="17.205cm" presentation:class="date-time" presentation:user-transformed="true">
        <draw:text-box>
          <text:p text:style-name="MP10"><text:span text:style-name="MT11"><text:date style:data-style-name="D1" text:date-value="2019-08-13">8/13/19</text:date></text:span></text:p>
        </draw:text-box>
      </draw:frame>
      <presentation:notes style:page-layout-name="PM0">
        <draw:page-thumbnail presentation:style-name="_37__5f_Title_20_and_20_Content-title" draw:layer="backgroundobjects" svg:width="19.798cm" svg:height="11.136cm" svg:x="0.6cm" svg:y="2.257cm" presentation:class="page"/>
        <draw:frame presentation:style-name="_37__5f_Title_20_and_20_Content-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Title_20_Slide" style:display-name="5_Title Slide" style:page-layout-name="PM1" draw:style-name="Mdp9">
      <draw:frame draw:name="Picture 6" draw:style-name="Mgr3" draw:text-style-name="MP5" draw:layer="backgroundobjects" drawooo:display="printer" svg:width="2.116cm" svg:height="0.633cm" svg:x="1.177cm" svg:y="17.224cm">
        <draw:image xlink:href="Pictures/10000201000006EA000002128D63C35D934ABE9D.png" xlink:type="simple" xlink:show="embed" xlink:actuate="onLoad">
          <text:p/>
        </draw:image>
      </draw:frame>
      <draw:custom-shape draw:name="Rectangle 3" draw:style-name="Mgr5" draw:text-style-name="MP9" draw:layer="backgroundobjects" svg:width="13.89cm" svg:height="2.671cm" svg:x="10.107cm" svg:y="8.096cm">
        <text:p text:style-name="MP14"><text:span text:style-name="MT2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9" draw:layer="backgroundobjects" svg:width="30.558cm" svg:height="2.671cm" svg:x="1.773cm" svg:y="16.023cm">
        <text:p text:style-name="MP31"><text:span text:style-name="MT24">CONTACT</text:span></text:p>
        <text:p text:style-name="MP31"><text:span text:style-name="MT24">Yossi Wolf CEO | Mobile:+972(0)548162808 | yossi@robotemi .com | www.robotemi .com | www.robo-team.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5__5f_Title_20_Slide-title" draw:layer="backgroundobjects" svg:width="30.479cm" svg:height="3.18cm" svg:x="1.693cm" svg:y="0.76cm" presentation:class="title" presentation:placeholder="true">
        <draw:text-box/>
      </draw:frame>
      <draw:frame presentation:style-name="_35__5f_Title_20_Slide-outline1" draw:layer="backgroundobjects" svg:width="30.479cm" svg:height="11.048cm" svg:x="1.693cm" svg:y="4.457cm" presentation:class="outline" presentation:placeholder="true">
        <draw:text-box/>
      </draw:frame>
      <presentation:notes style:page-layout-name="PM0">
        <draw:page-thumbnail presentation:style-name="_35__5f_Title_20_Slide-title" draw:layer="backgroundobjects" svg:width="19.798cm" svg:height="11.136cm" svg:x="0.6cm" svg:y="2.257cm" presentation:class="page"/>
        <draw:frame presentation:style-name="_35__5f_Title_20_Slide-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siga</meta:initial-creator>
    <meta:editing-cycles>55</meta:editing-cycles>
    <meta:creation-date>2017-09-25T12:17:10</meta:creation-date>
    <dc:date>2019-08-13T16:20:33.341125442</dc:date>
    <meta:editing-duration>PT18H12M30S</meta:editing-duration>
    <meta:generator>LibreOffice/5.1.6.2$Linux_X86_64 LibreOffice_project/10m0$Build-2</meta:generator>
    <meta:document-statistic meta:object-count="34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8</meta:user-defined>
  </office:meta>
</office:document-meta>
</file>